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2" table:default-cell-style-name="Default"/>
        <table:table-row table:style-name="ro1">
          <table:table-cell office:value-type="string">
            <text:p>X 0</text:p>
          </table:table-cell>
          <table:table-cell office:value-type="string">
            <text:p>Y 0</text:p>
          </table:table-cell>
          <table:table-cell table:style-name="ce1" office:value-type="string">
            <text:p>X 1</text:p>
          </table:table-cell>
          <table:table-cell office:value-type="string">
            <text:p>Y 1</text:p>
          </table:table-cell>
          <table:table-cell office:value-type="string">
            <text:p>X 2</text:p>
          </table:table-cell>
          <table:table-cell office:value-type="string">
            <text:p>Y 2</text:p>
          </table:table-cell>
          <table:table-cell office:value-type="string">
            <text:p>X 3</text:p>
          </table:table-cell>
          <table:table-cell office:value-type="string">
            <text:p>Y 3</text:p>
          </table:table-cell>
          <table:table-cell office:value-type="string">
            <text:p>X 4</text:p>
          </table:table-cell>
          <table:table-cell office:value-type="string">
            <text:p>Y 4</text:p>
          </table:table-cell>
          <table:table-cell office:value-type="string">
            <text:p>X 5</text:p>
          </table:table-cell>
          <table:table-cell office:value-type="string">
            <text:p>Y 5</text:p>
          </table:table-cell>
          <table:table-cell office:value-type="string">
            <text:p>X 6</text:p>
          </table:table-cell>
          <table:table-cell office:value-type="string">
            <text:p>Y 6</text:p>
          </table:table-cell>
          <table:table-cell>
            <draw:frame table:end-cell-address="Tabelle1.V21" table:end-x="0.3295in" table:end-y="0.1244in" draw:z-index="0" draw:style-name="gr1" draw:text-style-name="P1" svg:width="6.2996in" svg:height="3.5441in" svg:x="0.2531in" svg:y="0.1362in">
              <draw:object draw:notify-on-update-of-ranges="Tabelle1.A2:Tabelle1.A85 Tabelle1.B2:Tabelle1.B8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abelle1.AC21" table:end-x="0.5819in" table:end-y="0.1047in" draw:z-index="1" draw:name="test1" draw:style-name="gr1" draw:text-style-name="P1" svg:width="6.3in" svg:height="3.535in" svg:x="0.5051in" svg:y="0.1256in">
              <draw:object draw:notify-on-update-of-ranges="Tabelle1.C2:Tabelle1.C61 Tabelle1.D2:Tabelle1.D6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81.347329">
            <text:p>81.347329</text:p>
          </table:table-cell>
          <table:table-cell office:value-type="float" office:value="182.709092">
            <text:p>182.709092</text:p>
          </table:table-cell>
          <table:table-cell office:value-type="float" office:value="169.282032">
            <text:p>169.282032</text:p>
          </table:table-cell>
          <table:table-cell office:value-type="float" office:value="140">
            <text:p>140</text:p>
          </table:table-cell>
          <table:table-cell office:value-type="float" office:value="20.212169">
            <text:p>20.212169</text:p>
          </table:table-cell>
          <table:table-cell office:value-type="float" office:value="156.013261">
            <text:p>156.013261</text:p>
          </table:table-cell>
          <table:table-cell office:value-type="float" office:value="-281.67899">
            <text:p>-281.67899</text:p>
          </table:table-cell>
          <table:table-cell office:value-type="float" office:value="-187.717923">
            <text:p>-187.717923</text:p>
          </table:table-cell>
          <table:table-cell office:value-type="float" office:value="102.909291">
            <text:p>102.909291</text:p>
          </table:table-cell>
          <table:table-cell office:value-type="float" office:value="60.107868">
            <text:p>60.107868</text:p>
          </table:table-cell>
          <table:table-cell office:value-type="float" office:value="-47.266557">
            <text:p>-47.266557</text:p>
          </table:table-cell>
          <table:table-cell office:value-type="float" office:value="-66.984045">
            <text:p>-66.984045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81.347329">
            <text:p>81.347329</text:p>
          </table:table-cell>
          <table:table-cell office:value-type="float" office:value="-182.709092">
            <text:p>-182.709092</text:p>
          </table:table-cell>
          <table:table-cell office:value-type="float" office:value="179.561752">
            <text:p>179.561752</text:p>
          </table:table-cell>
          <table:table-cell office:value-type="float" office:value="-8.362277">
            <text:p>-8.362277</text:p>
          </table:table-cell>
          <table:table-cell office:value-type="float" office:value="-82.864121">
            <text:p>-82.864121</text:p>
          </table:table-cell>
          <table:table-cell office:value-type="float" office:value="-104.1736">
            <text:p>-104.1736</text:p>
          </table:table-cell>
          <table:table-cell office:value-type="float" office:value="239.63955">
            <text:p>239.63955</text:p>
          </table:table-cell>
          <table:table-cell office:value-type="float" office:value="79.491132">
            <text:p>79.491132</text:p>
          </table:table-cell>
          <table:table-cell office:value-type="float" office:value="-89.453831">
            <text:p>-89.453831</text:p>
          </table:table-cell>
          <table:table-cell office:value-type="float" office:value="162.237392">
            <text:p>162.237392</text:p>
          </table:table-cell>
          <table:table-cell office:value-type="float" office:value="-185.649161">
            <text:p>-185.649161</text:p>
          </table:table-cell>
          <table:table-cell office:value-type="float" office:value="90.144456">
            <text:p>90.144456</text:p>
          </table:table-cell>
          <table:table-cell table:number-columns-repeated="8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0">
            <text:p>30</text:p>
          </table:table-cell>
          <table:table-cell office:value-type="float" office:value="88.167788">
            <text:p>88.167788</text:p>
          </table:table-cell>
          <table:table-cell office:value-type="float" office:value="-121.352549">
            <text:p>-121.352549</text:p>
          </table:table-cell>
          <table:table-cell office:value-type="float" office:value="16.632935">
            <text:p>16.632935</text:p>
          </table:table-cell>
          <table:table-cell office:value-type="float" office:value="-78.251808">
            <text:p>-78.251808</text:p>
          </table:table-cell>
          <table:table-cell office:value-type="float" office:value="153.130159">
            <text:p>153.130159</text:p>
          </table:table-cell>
          <table:table-cell office:value-type="float" office:value="-20.36091">
            <text:p>-20.36091</text:p>
          </table:table-cell>
          <table:table-cell office:value-type="float" office:value="-258.868593">
            <text:p>-258.868593</text:p>
          </table:table-cell>
          <table:table-cell office:value-type="float" office:value="166.669198">
            <text:p>166.669198</text:p>
          </table:table-cell>
          <table:table-cell office:value-type="float" office:value="64.943433">
            <text:p>64.943433</text:p>
          </table:table-cell>
          <table:table-cell office:value-type="float" office:value="-119.784474">
            <text:p>-119.784474</text:p>
          </table:table-cell>
          <table:table-cell office:value-type="float" office:value="34.079032">
            <text:p>34.079032</text:p>
          </table:table-cell>
          <table:table-cell office:value-type="float" office:value="187.731112">
            <text:p>187.731112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-117.55705">
            <text:p>-117.55705</text:p>
          </table:table-cell>
          <table:table-cell office:value-type="float" office:value="-161.803399">
            <text:p>-161.803399</text:p>
          </table:table-cell>
          <table:table-cell office:value-type="float" office:value="176.084521">
            <text:p>176.084521</text:p>
          </table:table-cell>
          <table:table-cell office:value-type="float" office:value="124.72136">
            <text:p>124.72136</text:p>
          </table:table-cell>
          <table:table-cell office:value-type="float" office:value="-129.104485">
            <text:p>-129.104485</text:p>
          </table:table-cell>
          <table:table-cell office:value-type="float" office:value="-155.04164">
            <text:p>-155.04164</text:p>
          </table:table-cell>
          <table:table-cell office:value-type="float" office:value="-81.384378">
            <text:p>-81.384378</text:p>
          </table:table-cell>
          <table:table-cell office:value-type="float" office:value="32.368323">
            <text:p>32.368323</text:p>
          </table:table-cell>
          <table:table-cell office:value-type="float" office:value="121.392544">
            <text:p>121.392544</text:p>
          </table:table-cell>
          <table:table-cell office:value-type="float" office:value="56.694081">
            <text:p>56.694081</text:p>
          </table:table-cell>
          <table:table-cell office:value-type="float" office:value="170.514252">
            <text:p>170.514252</text:p>
          </table:table-cell>
          <table:table-cell office:value-type="float" office:value="161.16985">
            <text:p>161.16985</text:p>
          </table:table-cell>
          <table:table-cell table:number-columns-repeated="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-41.582338">
            <text:p>-41.582338</text:p>
          </table:table-cell>
          <table:table-cell office:value-type="float" office:value="-195.62952">
            <text:p>-195.62952</text:p>
          </table:table-cell>
          <table:table-cell office:value-type="float" office:value="-32.538931">
            <text:p>-32.538931</text:p>
          </table:table-cell>
          <table:table-cell office:value-type="float" office:value="73.083637">
            <text:p>73.083637</text:p>
          </table:table-cell>
          <table:table-cell office:value-type="float" office:value="101.498782">
            <text:p>101.498782</text:p>
          </table:table-cell>
          <table:table-cell office:value-type="float" office:value="33.484198">
            <text:p>33.484198</text:p>
          </table:table-cell>
          <table:table-cell office:value-type="float" office:value="-280.008136">
            <text:p>-280.008136</text:p>
          </table:table-cell>
          <table:table-cell office:value-type="float" office:value="11.657786">
            <text:p>11.657786</text:p>
          </table:table-cell>
          <table:table-cell office:value-type="float" office:value="-107.196865">
            <text:p>-107.196865</text:p>
          </table:table-cell>
          <table:table-cell office:value-type="float" office:value="-77.792599">
            <text:p>-77.792599</text:p>
          </table:table-cell>
          <table:table-cell office:value-type="float" office:value="56.389778">
            <text:p>56.389778</text:p>
          </table:table-cell>
          <table:table-cell office:value-type="float" office:value="71.618509">
            <text:p>71.618509</text:p>
          </table:table-cell>
          <table:table-cell table:number-columns-repeated="8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49.178284">
            <text:p>149.178284</text:p>
          </table:table-cell>
          <table:table-cell office:value-type="float" office:value="-15.679269">
            <text:p>-15.679269</text:p>
          </table:table-cell>
          <table:table-cell office:value-type="float" office:value="76.084521">
            <text:p>76.084521</text:p>
          </table:table-cell>
          <table:table-cell office:value-type="float" office:value="75.27864">
            <text:p>75.27864</text:p>
          </table:table-cell>
          <table:table-cell office:value-type="float" office:value="-16.72313">
            <text:p>-16.72313</text:p>
          </table:table-cell>
          <table:table-cell office:value-type="float" office:value="-12.689542">
            <text:p>-12.689542</text:p>
          </table:table-cell>
          <table:table-cell office:value-type="float" office:value="-284.547616">
            <text:p>-284.547616</text:p>
          </table:table-cell>
          <table:table-cell office:value-type="float" office:value="-60.154961">
            <text:p>-60.154961</text:p>
          </table:table-cell>
          <table:table-cell office:value-type="float" office:value="20.21829">
            <text:p>20.21829</text:p>
          </table:table-cell>
          <table:table-cell office:value-type="float" office:value="88.031173">
            <text:p>88.031173</text:p>
          </table:table-cell>
          <table:table-cell office:value-type="float" office:value="-56.914543">
            <text:p>-56.914543</text:p>
          </table:table-cell>
          <table:table-cell office:value-type="float" office:value="92.501249">
            <text:p>92.501249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111.471724">
            <text:p>-111.471724</text:p>
          </table:table-cell>
          <table:table-cell office:value-type="float" office:value="-100.369591">
            <text:p>-100.369591</text:p>
          </table:table-cell>
          <table:table-cell office:value-type="float" office:value="32.538931">
            <text:p>32.538931</text:p>
          </table:table-cell>
          <table:table-cell office:value-type="float" office:value="173.083637">
            <text:p>173.083637</text:p>
          </table:table-cell>
          <table:table-cell office:value-type="float" office:value="-239.848226">
            <text:p>-239.848226</text:p>
          </table:table-cell>
          <table:table-cell office:value-type="float" office:value="8.671399">
            <text:p>8.671399</text:p>
          </table:table-cell>
          <table:table-cell office:value-type="float" office:value="-31.548604">
            <text:p>-31.548604</text:p>
          </table:table-cell>
          <table:table-cell office:value-type="float" office:value="-55.223912">
            <text:p>-55.223912</text:p>
          </table:table-cell>
          <table:table-cell office:value-type="float" office:value="202.34698">
            <text:p>202.34698</text:p>
          </table:table-cell>
          <table:table-cell office:value-type="float" office:value="-189.069699">
            <text:p>-189.069699</text:p>
          </table:table-cell>
          <table:table-cell office:value-type="float" office:value="-18.316063">
            <text:p>-18.316063</text:p>
          </table:table-cell>
          <table:table-cell office:value-type="float" office:value="27.75586">
            <text:p>27.75586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-173.205081">
            <text:p>-173.205081</text:p>
          </table:table-cell>
          <table:table-cell office:value-type="float" office:value="-100">
            <text:p>-100</text:p>
          </table:table-cell>
          <table:table-cell office:value-type="float" office:value="-79.561752">
            <text:p>-79.561752</text:p>
          </table:table-cell>
          <table:table-cell office:value-type="float" office:value="108.362277">
            <text:p>108.362277</text:p>
          </table:table-cell>
          <table:table-cell office:value-type="float" office:value="-154.088455">
            <text:p>-154.088455</text:p>
          </table:table-cell>
          <table:table-cell office:value-type="float" office:value="115.022553">
            <text:p>115.022553</text:p>
          </table:table-cell>
          <table:table-cell office:value-type="float" office:value="62.366656">
            <text:p>62.366656</text:p>
          </table:table-cell>
          <table:table-cell office:value-type="float" office:value="50.713913">
            <text:p>50.713913</text:p>
          </table:table-cell>
          <table:table-cell office:value-type="float" office:value="143.114152">
            <text:p>143.114152</text:p>
          </table:table-cell>
          <table:table-cell office:value-type="float" office:value="-135.866707">
            <text:p>-135.866707</text:p>
          </table:table-cell>
          <table:table-cell office:value-type="float" office:value="118.989764">
            <text:p>118.989764</text:p>
          </table:table-cell>
          <table:table-cell office:value-type="float" office:value="-80.203583">
            <text:p>-80.203583</text:p>
          </table:table-cell>
          <table:table-cell table:number-columns-repeated="8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0">
            <text:p>30</text:p>
          </table:table-cell>
          <table:table-cell office:value-type="float" office:value="-129.903811">
            <text:p>-129.903811</text:p>
          </table:table-cell>
          <table:table-cell office:value-type="float" office:value="-75">
            <text:p>-75</text:p>
          </table:table-cell>
          <table:table-cell office:value-type="float" office:value="132.538931">
            <text:p>132.538931</text:p>
          </table:table-cell>
          <table:table-cell office:value-type="float" office:value="73.083637">
            <text:p>73.083637</text:p>
          </table:table-cell>
          <table:table-cell office:value-type="float" office:value="139.446709">
            <text:p>139.446709</text:p>
          </table:table-cell>
          <table:table-cell office:value-type="float" office:value="0.233238">
            <text:p>0.233238</text:p>
          </table:table-cell>
          <table:table-cell office:value-type="float" office:value="-95.621797">
            <text:p>-95.621797</text:p>
          </table:table-cell>
          <table:table-cell office:value-type="float" office:value="77.468533">
            <text:p>77.468533</text:p>
          </table:table-cell>
          <table:table-cell office:value-type="float" office:value="-144.887799">
            <text:p>-144.887799</text:p>
          </table:table-cell>
          <table:table-cell office:value-type="float" office:value="-73.49541">
            <text:p>-73.49541</text:p>
          </table:table-cell>
          <table:table-cell office:value-type="float" office:value="271.301094">
            <text:p>271.301094</text:p>
          </table:table-cell>
          <table:table-cell office:value-type="float" office:value="142.524086">
            <text:p>142.524086</text:p>
          </table:table-cell>
          <table:table-cell table:number-columns-repeated="8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190.211303">
            <text:p>190.211303</text:p>
          </table:table-cell>
          <table:table-cell office:value-type="float" office:value="61.803399">
            <text:p>61.803399</text:p>
          </table:table-cell>
          <table:table-cell office:value-type="float" office:value="79.561752">
            <text:p>79.561752</text:p>
          </table:table-cell>
          <table:table-cell office:value-type="float" office:value="8.362277">
            <text:p>8.362277</text:p>
          </table:table-cell>
          <table:table-cell office:value-type="float" office:value="144.832862">
            <text:p>144.832862</text:p>
          </table:table-cell>
          <table:table-cell office:value-type="float" office:value="-43.476284">
            <text:p>-43.476284</text:p>
          </table:table-cell>
          <table:table-cell office:value-type="float" office:value="162.493244">
            <text:p>162.493244</text:p>
          </table:table-cell>
          <table:table-cell office:value-type="float" office:value="-84.574019">
            <text:p>-84.574019</text:p>
          </table:table-cell>
          <table:table-cell office:value-type="float" office:value="92.25582">
            <text:p>92.25582</text:p>
          </table:table-cell>
          <table:table-cell office:value-type="float" office:value="-93.514104">
            <text:p>-93.514104</text:p>
          </table:table-cell>
          <table:table-cell office:value-type="float" office:value="-222.492322">
            <text:p>-222.492322</text:p>
          </table:table-cell>
          <table:table-cell office:value-type="float" office:value="169.033315">
            <text:p>169.033315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48.628965">
            <text:p>148.628965</text:p>
          </table:table-cell>
          <table:table-cell office:value-type="float" office:value="133.826121">
            <text:p>133.826121</text:p>
          </table:table-cell>
          <table:table-cell office:value-type="float" office:value="59.451586">
            <text:p>59.451586</text:p>
          </table:table-cell>
          <table:table-cell office:value-type="float" office:value="46.469551">
            <text:p>46.469551</text:p>
          </table:table-cell>
          <table:table-cell office:value-type="float" office:value="-20.971208">
            <text:p>-20.971208</text:p>
          </table:table-cell>
          <table:table-cell office:value-type="float" office:value="-5.637107">
            <text:p>-5.637107</text:p>
          </table:table-cell>
          <table:table-cell office:value-type="float" office:value="-147.023475">
            <text:p>-147.023475</text:p>
          </table:table-cell>
          <table:table-cell office:value-type="float" office:value="-166.22013">
            <text:p>-166.22013</text:p>
          </table:table-cell>
          <table:table-cell office:value-type="float" office:value="-55.091518">
            <text:p>-55.091518</text:p>
          </table:table-cell>
          <table:table-cell office:value-type="float" office:value="198.826966">
            <text:p>198.826966</text:p>
          </table:table-cell>
          <table:table-cell office:value-type="float" office:value="169.990437">
            <text:p>169.990437</text:p>
          </table:table-cell>
          <table:table-cell office:value-type="float" office:value="154.260412">
            <text:p>154.260412</text:p>
          </table:table-cell>
          <table:table-cell table:number-columns-repeated="8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-41.582338">
            <text:p>-41.582338</text:p>
          </table:table-cell>
          <table:table-cell office:value-type="float" office:value="195.62952">
            <text:p>195.62952</text:p>
          </table:table-cell>
          <table:table-cell office:value-type="float" office:value="40.548414">
            <text:p>40.548414</text:p>
          </table:table-cell>
          <table:table-cell office:value-type="float" office:value="53.530449">
            <text:p>53.530449</text:p>
          </table:table-cell>
          <table:table-cell office:value-type="float" office:value="-239.414022">
            <text:p>-239.414022</text:p>
          </table:table-cell>
          <table:table-cell office:value-type="float" office:value="40.427118">
            <text:p>40.427118</text:p>
          </table:table-cell>
          <table:table-cell office:value-type="float" office:value="209.544977">
            <text:p>209.544977</text:p>
          </table:table-cell>
          <table:table-cell office:value-type="float" office:value="94.267052">
            <text:p>94.267052</text:p>
          </table:table-cell>
          <table:table-cell office:value-type="float" office:value="228.929427">
            <text:p>228.929427</text:p>
          </table:table-cell>
          <table:table-cell office:value-type="float" office:value="82.624982">
            <text:p>82.624982</text:p>
          </table:table-cell>
          <table:table-cell office:value-type="float" office:value="235.827007">
            <text:p>235.827007</text:p>
          </table:table-cell>
          <table:table-cell office:value-type="float" office:value="-143.838844">
            <text:p>-143.838844</text:p>
          </table:table-cell>
          <table:table-cell table:number-columns-repeated="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-117.55705">
            <text:p>-117.55705</text:p>
          </table:table-cell>
          <table:table-cell office:value-type="float" office:value="161.803399">
            <text:p>161.803399</text:p>
          </table:table-cell>
          <table:table-cell office:value-type="float" office:value="23.915479">
            <text:p>23.915479</text:p>
          </table:table-cell>
          <table:table-cell office:value-type="float" office:value="-24.72136">
            <text:p>-24.72136</text:p>
          </table:table-cell>
          <table:table-cell office:value-type="float" office:value="-191.716829">
            <text:p>-191.716829</text:p>
          </table:table-cell>
          <table:table-cell office:value-type="float" office:value="-28.360492">
            <text:p>-28.360492</text:p>
          </table:table-cell>
          <table:table-cell office:value-type="float" office:value="-58.684205">
            <text:p>-58.684205</text:p>
          </table:table-cell>
          <table:table-cell office:value-type="float" office:value="-76.988884">
            <text:p>-76.988884</text:p>
          </table:table-cell>
          <table:table-cell office:value-type="float" office:value="96.781707">
            <text:p>96.781707</text:p>
          </table:table-cell>
          <table:table-cell office:value-type="float" office:value="141.370805">
            <text:p>141.370805</text:p>
          </table:table-cell>
          <table:table-cell office:value-type="float" office:value="55.434792">
            <text:p>55.434792</text:p>
          </table:table-cell>
          <table:table-cell office:value-type="float" office:value="62.72916">
            <text:p>62.72916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float" office:value="83.367065">
            <text:p>83.367065</text:p>
          </table:table-cell>
          <table:table-cell office:value-type="float" office:value="78.251808">
            <text:p>78.251808</text:p>
          </table:table-cell>
          <table:table-cell office:value-type="float" office:value="28.913721">
            <text:p>28.913721</text:p>
          </table:table-cell>
          <table:table-cell office:value-type="float" office:value="58.69988">
            <text:p>58.69988</text:p>
          </table:table-cell>
          <table:table-cell office:value-type="float" office:value="-74.639411">
            <text:p>-74.639411</text:p>
          </table:table-cell>
          <table:table-cell office:value-type="float" office:value="25.542881">
            <text:p>25.542881</text:p>
          </table:table-cell>
          <table:table-cell office:value-type="float" office:value="154.870684">
            <text:p>154.870684</text:p>
          </table:table-cell>
          <table:table-cell office:value-type="float" office:value="140.32766">
            <text:p>140.32766</text:p>
          </table:table-cell>
          <table:table-cell office:value-type="float" office:value="221.808162">
            <text:p>221.808162</text:p>
          </table:table-cell>
          <table:table-cell office:value-type="float" office:value="186.241012">
            <text:p>186.241012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-111.471724">
            <text:p>-111.471724</text:p>
          </table:table-cell>
          <table:table-cell office:value-type="float" office:value="100.369591">
            <text:p>100.369591</text:p>
          </table:table-cell>
          <table:table-cell office:value-type="float" office:value="176.084521">
            <text:p>176.084521</text:p>
          </table:table-cell>
          <table:table-cell office:value-type="float" office:value="24.72136">
            <text:p>24.72136</text:p>
          </table:table-cell>
          <table:table-cell office:value-type="float" office:value="-137.317503">
            <text:p>-137.317503</text:p>
          </table:table-cell>
          <table:table-cell office:value-type="float" office:value="-20.146939">
            <text:p>-20.146939</text:p>
          </table:table-cell>
          <table:table-cell office:value-type="float" office:value="142.765554">
            <text:p>142.765554</text:p>
          </table:table-cell>
          <table:table-cell office:value-type="float" office:value="-118.682439">
            <text:p>-118.682439</text:p>
          </table:table-cell>
          <table:table-cell office:value-type="float" office:value="112.833346">
            <text:p>112.833346</text:p>
          </table:table-cell>
          <table:table-cell office:value-type="float" office:value="-38.057607">
            <text:p>-38.057607</text:p>
          </table:table-cell>
          <table:table-cell office:value-type="float" office:value="-9.580869">
            <text:p>-9.580869</text:p>
          </table:table-cell>
          <table:table-cell office:value-type="float" office:value="-17.516639">
            <text:p>-17.516639</text:p>
          </table:table-cell>
          <table:table-cell table:number-columns-repeated="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98.904379">
            <text:p>198.904379</text:p>
          </table:table-cell>
          <table:table-cell office:value-type="float" office:value="20.905693">
            <text:p>20.905693</text:p>
          </table:table-cell>
          <table:table-cell office:value-type="float" office:value="116.632935">
            <text:p>116.632935</text:p>
          </table:table-cell>
          <table:table-cell office:value-type="float" office:value="21.748192">
            <text:p>21.748192</text:p>
          </table:table-cell>
          <table:table-cell office:value-type="float" office:value="94.789917">
            <text:p>94.789917</text:p>
          </table:table-cell>
          <table:table-cell office:value-type="float" office:value="-67.087689">
            <text:p>-67.087689</text:p>
          </table:table-cell>
          <table:table-cell office:value-type="float" office:value="51.417675">
            <text:p>51.417675</text:p>
          </table:table-cell>
          <table:table-cell office:value-type="float" office:value="146.417721">
            <text:p>146.417721</text:p>
          </table:table-cell>
          <table:table-cell office:value-type="float" office:value="14.005617">
            <text:p>14.005617</text:p>
          </table:table-cell>
          <table:table-cell office:value-type="float" office:value="-14.015334">
            <text:p>-14.015334</text:p>
          </table:table-cell>
          <table:table-cell office:value-type="float" office:value="126.799911">
            <text:p>126.799911</text:p>
          </table:table-cell>
          <table:table-cell office:value-type="float" office:value="112.72728">
            <text:p>112.72728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3.915479">
            <text:p>23.915479</text:p>
          </table:table-cell>
          <table:table-cell office:value-type="float" office:value="24.72136">
            <text:p>24.72136</text:p>
          </table:table-cell>
          <table:table-cell office:value-type="float" office:value="-107.988514">
            <text:p>-107.988514</text:p>
          </table:table-cell>
          <table:table-cell office:value-type="float" office:value="185.173669">
            <text:p>185.173669</text:p>
          </table:table-cell>
          <table:table-cell office:value-type="float" office:value="263.236651">
            <text:p>263.236651</text:p>
          </table:table-cell>
          <table:table-cell office:value-type="float" office:value="-144.293091">
            <text:p>-144.293091</text:p>
          </table:table-cell>
          <table:table-cell office:value-type="float" office:value="138.136997">
            <text:p>138.136997</text:p>
          </table:table-cell>
          <table:table-cell office:value-type="float" office:value="-31.348808">
            <text:p>-31.348808</text:p>
          </table:table-cell>
          <table:table-cell office:value-type="float" office:value="100.043893">
            <text:p>100.043893</text:p>
          </table:table-cell>
          <table:table-cell office:value-type="float" office:value="161.295125">
            <text:p>161.295125</text:p>
          </table:table-cell>
          <table:table-cell table:number-columns-repeated="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">
            <text:p>30</text:p>
          </table:table-cell>
          <table:table-cell office:value-type="float" office:value="-31.186754">
            <text:p>-31.186754</text:p>
          </table:table-cell>
          <table:table-cell office:value-type="float" office:value="146.72214">
            <text:p>146.72214</text:p>
          </table:table-cell>
          <table:table-cell office:value-type="float" office:value="-59.451586">
            <text:p>-59.451586</text:p>
          </table:table-cell>
          <table:table-cell office:value-type="float" office:value="53.530449">
            <text:p>53.530449</text:p>
          </table:table-cell>
          <table:table-cell office:value-type="float" office:value="-219.148505">
            <text:p>-219.148505</text:p>
          </table:table-cell>
          <table:table-cell office:value-type="float" office:value="103.685337">
            <text:p>103.685337</text:p>
          </table:table-cell>
          <table:table-cell office:value-type="float" office:value="-8.936916">
            <text:p>-8.936916</text:p>
          </table:table-cell>
          <table:table-cell office:value-type="float" office:value="13.543851">
            <text:p>13.543851</text:p>
          </table:table-cell>
          <table:table-cell office:value-type="float" office:value="73.689751">
            <text:p>73.689751</text:p>
          </table:table-cell>
          <table:table-cell office:value-type="float" office:value="110.224271">
            <text:p>110.224271</text:p>
          </table:table-cell>
          <table:table-cell office:value-type="float" office:value="158.552316">
            <text:p>158.552316</text:p>
          </table:table-cell>
          <table:table-cell office:value-type="float" office:value="-19.254407">
            <text:p>-19.254407</text:p>
          </table:table-cell>
          <table:table-cell table:number-columns-repeated="8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office:value-type="float" office:value="129.903811">
            <text:p>129.90381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-98.760442">
            <text:p>-98.760442</text:p>
          </table:table-cell>
          <table:table-cell office:value-type="float" office:value="-81.770618">
            <text:p>-81.770618</text:p>
          </table:table-cell>
          <table:table-cell office:value-type="float" office:value="90.584569">
            <text:p>90.584569</text:p>
          </table:table-cell>
          <table:table-cell office:value-type="float" office:value="-164.218416">
            <text:p>-164.218416</text:p>
          </table:table-cell>
          <table:table-cell office:value-type="float" office:value="100.006932">
            <text:p>100.006932</text:p>
          </table:table-cell>
          <table:table-cell office:value-type="float" office:value="76.579303">
            <text:p>76.579303</text:p>
          </table:table-cell>
          <table:table-cell office:value-type="float" office:value="-172.378071">
            <text:p>-172.378071</text:p>
          </table:table-cell>
          <table:table-cell office:value-type="float" office:value="-88.298187">
            <text:p>-88.29818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-148.628965">
            <text:p>-148.628965</text:p>
          </table:table-cell>
          <table:table-cell office:value-type="float" office:value="133.826121">
            <text:p>133.826121</text:p>
          </table:table-cell>
          <table:table-cell office:value-type="float" office:value="-47.02282">
            <text:p>-47.02282</text:p>
          </table:table-cell>
          <table:table-cell office:value-type="float" office:value="35.27864">
            <text:p>35.27864</text:p>
          </table:table-cell>
          <table:table-cell office:value-type="float" office:value="-119.026308">
            <text:p>-119.026308</text:p>
          </table:table-cell>
          <table:table-cell office:value-type="float" office:value="168.453598">
            <text:p>168.453598</text:p>
          </table:table-cell>
          <table:table-cell office:value-type="float" office:value="-86.45758">
            <text:p>-86.45758</text:p>
          </table:table-cell>
          <table:table-cell office:value-type="float" office:value="105.836348">
            <text:p>105.836348</text:p>
          </table:table-cell>
          <table:table-cell office:value-type="float" office:value="120.906436">
            <text:p>120.906436</text:p>
          </table:table-cell>
          <table:table-cell office:value-type="float" office:value="131.79881">
            <text:p>131.79881</text:p>
          </table:table-cell>
          <table:table-cell office:value-type="float" office:value="-202.828627">
            <text:p>-202.828627</text:p>
          </table:table-cell>
          <table:table-cell office:value-type="float" office:value="-101.70005">
            <text:p>-101.7000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-149.178284">
            <text:p>-149.178284</text:p>
          </table:table-cell>
          <table:table-cell office:value-type="float" office:value="15.679269">
            <text:p>15.679269</text:p>
          </table:table-cell>
          <table:table-cell office:value-type="float" office:value="-79.561752">
            <text:p>-79.561752</text:p>
          </table:table-cell>
          <table:table-cell office:value-type="float" office:value="8.362277">
            <text:p>8.362277</text:p>
          </table:table-cell>
          <table:table-cell office:value-type="float" office:value="51.00814">
            <text:p>51.00814</text:p>
          </table:table-cell>
          <table:table-cell office:value-type="float" office:value="5.769601">
            <text:p>5.769601</text:p>
          </table:table-cell>
          <table:table-cell office:value-type="float" office:value="-278.409792">
            <text:p>-278.409792</text:p>
          </table:table-cell>
          <table:table-cell office:value-type="float" office:value="-111.914073">
            <text:p>-111.914073</text:p>
          </table:table-cell>
          <table:table-cell office:value-type="float" office:value="21.067444">
            <text:p>21.067444</text:p>
          </table:table-cell>
          <table:table-cell office:value-type="float" office:value="122.164599">
            <text:p>122.164599</text:p>
          </table:table-cell>
          <table:table-cell office:value-type="float" office:value="-200.771246">
            <text:p>-200.771246</text:p>
          </table:table-cell>
          <table:table-cell office:value-type="float" office:value="147.741054">
            <text:p>147.741054</text:p>
          </table:table-cell>
          <table:table-cell>
            <draw:frame table:end-cell-address="Tabelle1.V42" table:end-x="0.6472in" table:end-y="0.1469in" draw:z-index="2" draw:style-name="gr1" draw:text-style-name="P1" svg:width="6.289in" svg:height="3.5354in" svg:x="0.5815in" svg:y="0.1673in">
              <draw:object draw:notify-on-update-of-ranges="Tabelle1.E2:Tabelle1.E121 Tabelle1.F2:Tabelle1.F12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Tabelle1.AC42" table:end-x="0.5437in" table:end-y="0.0791in" draw:z-index="3" draw:style-name="gr1" draw:text-style-name="P1" svg:width="6.2988in" svg:height="3.5429in" svg:x="0.4681in" svg:y="0.0921in">
              <draw:object draw:notify-on-update-of-ranges="Tabelle1.G2:Tabelle1.G26 Tabelle1.H2:Tabelle1.H2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-148.628965">
            <text:p>-148.628965</text:p>
          </table:table-cell>
          <table:table-cell office:value-type="float" office:value="-133.826121">
            <text:p>-133.826121</text:p>
          </table:table-cell>
          <table:table-cell office:value-type="float" office:value="69.282032">
            <text:p>69.282032</text:p>
          </table:table-cell>
          <table:table-cell office:value-type="float" office:value="40">
            <text:p>40</text:p>
          </table:table-cell>
          <table:table-cell office:value-type="float" office:value="42.137753">
            <text:p>42.137753</text:p>
          </table:table-cell>
          <table:table-cell office:value-type="float" office:value="-60.319863">
            <text:p>-60.319863</text:p>
          </table:table-cell>
          <table:table-cell office:value-type="float" office:value="141.513053">
            <text:p>141.513053</text:p>
          </table:table-cell>
          <table:table-cell office:value-type="float" office:value="2.821137">
            <text:p>2.821137</text:p>
          </table:table-cell>
          <table:table-cell office:value-type="float" office:value="49.091876">
            <text:p>49.091876</text:p>
          </table:table-cell>
          <table:table-cell office:value-type="float" office:value="150.678826">
            <text:p>150.678826</text:p>
          </table:table-cell>
          <table:table-cell office:value-type="float" office:value="-244.959501">
            <text:p>-244.959501</text:p>
          </table:table-cell>
          <table:table-cell office:value-type="float" office:value="-111.046573">
            <text:p>-111.046573</text:p>
          </table:table-cell>
          <table:table-cell table:number-columns-repeated="8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  <table:table-cell office:value-type="float" office:value="-81.347329">
            <text:p>-81.347329</text:p>
          </table:table-cell>
          <table:table-cell office:value-type="float" office:value="182.709092">
            <text:p>182.709092</text:p>
          </table:table-cell>
          <table:table-cell office:value-type="float" office:value="83.367065">
            <text:p>83.367065</text:p>
          </table:table-cell>
          <table:table-cell office:value-type="float" office:value="-78.251808">
            <text:p>-78.251808</text:p>
          </table:table-cell>
          <table:table-cell office:value-type="float" office:value="-240.369194">
            <text:p>-240.369194</text:p>
          </table:table-cell>
          <table:table-cell office:value-type="float" office:value="57.426131">
            <text:p>57.426131</text:p>
          </table:table-cell>
          <table:table-cell office:value-type="float" office:value="-49.447381">
            <text:p>-49.447381</text:p>
          </table:table-cell>
          <table:table-cell office:value-type="float" office:value="173.210759">
            <text:p>173.210759</text:p>
          </table:table-cell>
          <table:table-cell office:value-type="float" office:value="85.04383">
            <text:p>85.04383</text:p>
          </table:table-cell>
          <table:table-cell office:value-type="float" office:value="108.946389">
            <text:p>108.946389</text:p>
          </table:table-cell>
          <table:table-cell office:value-type="float" office:value="34.959132">
            <text:p>34.959132</text:p>
          </table:table-cell>
          <table:table-cell office:value-type="float" office:value="-106.842499">
            <text:p>-106.842499</text:p>
          </table:table-cell>
          <table:table-cell table:number-columns-repeated="8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0">
            <text:p>30</text:p>
          </table:table-cell>
          <table:table-cell office:value-type="float" office:value="-129.903811">
            <text:p>-129.903811</text:p>
          </table:table-cell>
          <table:table-cell office:value-type="float" office:value="75">
            <text:p>75</text:p>
          </table:table-cell>
          <table:table-cell office:value-type="float" office:value="16.632935">
            <text:p>16.632935</text:p>
          </table:table-cell>
          <table:table-cell office:value-type="float" office:value="21.748192">
            <text:p>21.748192</text:p>
          </table:table-cell>
          <table:table-cell office:value-type="float" office:value="-221.149792">
            <text:p>-221.149792</text:p>
          </table:table-cell>
          <table:table-cell office:value-type="float" office:value="-32.862538">
            <text:p>-32.862538</text:p>
          </table:table-cell>
          <table:table-cell office:value-type="float" office:value="-68.446198">
            <text:p>-68.446198</text:p>
          </table:table-cell>
          <table:table-cell office:value-type="float" office:value="137.178953">
            <text:p>137.178953</text:p>
          </table:table-cell>
          <table:table-cell office:value-type="float" office:value="-194.986965">
            <text:p>-194.986965</text:p>
          </table:table-cell>
          <table:table-cell office:value-type="float" office:value="101.363745">
            <text:p>101.363745</text:p>
          </table:table-cell>
          <table:table-cell office:value-type="float" office:value="40.897139">
            <text:p>40.897139</text:p>
          </table:table-cell>
          <table:table-cell office:value-type="float" office:value="78.152317">
            <text:p>78.152317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73.205081">
            <text:p>173.205081</text:p>
          </table:table-cell>
          <table:table-cell office:value-type="float" office:value="-100">
            <text:p>-100</text:p>
          </table:table-cell>
          <table:table-cell office:value-type="float" office:value="116.632935">
            <text:p>116.632935</text:p>
          </table:table-cell>
          <table:table-cell office:value-type="float" office:value="178.251808">
            <text:p>178.251808</text:p>
          </table:table-cell>
          <table:table-cell office:value-type="float" office:value="33.379688">
            <text:p>33.379688</text:p>
          </table:table-cell>
          <table:table-cell office:value-type="float" office:value="100.161238">
            <text:p>100.161238</text:p>
          </table:table-cell>
          <table:table-cell office:value-type="float" office:value="-82.17351">
            <text:p>-82.17351</text:p>
          </table:table-cell>
          <table:table-cell office:value-type="float" office:value="119.465553">
            <text:p>119.465553</text:p>
          </table:table-cell>
          <table:table-cell office:value-type="float" office:value="152.102728">
            <text:p>152.102728</text:p>
          </table:table-cell>
          <table:table-cell office:value-type="float" office:value="-193.381252">
            <text:p>-193.381252</text:p>
          </table:table-cell>
          <table:table-cell office:value-type="float" office:value="178.19836">
            <text:p>178.19836</text:p>
          </table:table-cell>
          <table:table-cell office:value-type="float" office:value="37.031984">
            <text:p>37.031984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-198.904379">
            <text:p>-198.904379</text:p>
          </table:table-cell>
          <table:table-cell office:value-type="float" office:value="-20.905693">
            <text:p>-20.905693</text:p>
          </table:table-cell>
          <table:table-cell office:value-type="float" office:value="-79.561752">
            <text:p>-79.561752</text:p>
          </table:table-cell>
          <table:table-cell office:value-type="float" office:value="-8.362277">
            <text:p>-8.362277</text:p>
          </table:table-cell>
          <table:table-cell table:number-columns-repeated="2"/>
          <table:table-cell office:value-type="float" office:value="-136.787038">
            <text:p>-136.787038</text:p>
          </table:table-cell>
          <table:table-cell office:value-type="float" office:value="79.501703">
            <text:p>79.501703</text:p>
          </table:table-cell>
          <table:table-cell office:value-type="float" office:value="238.583388">
            <text:p>238.583388</text:p>
          </table:table-cell>
          <table:table-cell office:value-type="float" office:value="-133.143524">
            <text:p>-133.143524</text:p>
          </table:table-cell>
          <table:table-cell office:value-type="float" office:value="-120.386562">
            <text:p>-120.386562</text:p>
          </table:table-cell>
          <table:table-cell office:value-type="float" office:value="170.589454">
            <text:p>170.589454</text:p>
          </table:table-cell>
          <table:table-cell table:number-columns-repeated="8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88.167788">
            <text:p>-88.167788</text:p>
          </table:table-cell>
          <table:table-cell office:value-type="float" office:value="-121.352549">
            <text:p>-121.352549</text:p>
          </table:table-cell>
          <table:table-cell office:value-type="float" office:value="76.084521">
            <text:p>76.084521</text:p>
          </table:table-cell>
          <table:table-cell office:value-type="float" office:value="24.72136">
            <text:p>24.72136</text:p>
          </table:table-cell>
          <table:table-cell table:number-columns-repeated="2"/>
          <table:table-cell office:value-type="float" office:value="63.541591">
            <text:p>63.541591</text:p>
          </table:table-cell>
          <table:table-cell office:value-type="float" office:value="55.140221">
            <text:p>55.140221</text:p>
          </table:table-cell>
          <table:table-cell office:value-type="float" office:value="151.432196">
            <text:p>151.432196</text:p>
          </table:table-cell>
          <table:table-cell office:value-type="float" office:value="121.427337">
            <text:p>121.427337</text:p>
          </table:table-cell>
          <table:table-cell office:value-type="float" office:value="-84.6269">
            <text:p>-84.6269</text:p>
          </table:table-cell>
          <table:table-cell office:value-type="float" office:value="148.216494">
            <text:p>148.216494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-142.658477">
            <text:p>-142.658477</text:p>
          </table:table-cell>
          <table:table-cell office:value-type="float" office:value="46.352549">
            <text:p>46.352549</text:p>
          </table:table-cell>
          <table:table-cell office:value-type="float" office:value="159.451586">
            <text:p>159.451586</text:p>
          </table:table-cell>
          <table:table-cell office:value-type="float" office:value="53.530449">
            <text:p>53.530449</text:p>
          </table:table-cell>
          <table:table-cell table:number-columns-repeated="2"/>
          <table:table-cell office:value-type="float" office:value="106.03343">
            <text:p>106.03343</text:p>
          </table:table-cell>
          <table:table-cell office:value-type="float" office:value="69.754891">
            <text:p>69.754891</text:p>
          </table:table-cell>
          <table:table-cell office:value-type="float" office:value="221.028639">
            <text:p>221.028639</text:p>
          </table:table-cell>
          <table:table-cell office:value-type="float" office:value="-139.435079">
            <text:p>-139.435079</text:p>
          </table:table-cell>
          <table:table-cell office:value-type="float" office:value="162.923138">
            <text:p>162.923138</text:p>
          </table:table-cell>
          <table:table-cell office:value-type="float" office:value="117.465744">
            <text:p>117.465744</text:p>
          </table:table-cell>
          <table:table-cell table:number-columns-repeated="8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11.471724">
            <text:p>111.471724</text:p>
          </table:table-cell>
          <table:table-cell office:value-type="float" office:value="-100.369591">
            <text:p>-100.369591</text:p>
          </table:table-cell>
          <table:table-cell office:value-type="float" office:value="79.561752">
            <text:p>79.561752</text:p>
          </table:table-cell>
          <table:table-cell office:value-type="float" office:value="91.637723">
            <text:p>91.637723</text:p>
          </table:table-cell>
          <table:table-cell table:number-columns-repeated="2"/>
          <table:table-cell office:value-type="float" office:value="47.040512">
            <text:p>47.040512</text:p>
          </table:table-cell>
          <table:table-cell office:value-type="float" office:value="141.206562">
            <text:p>141.206562</text:p>
          </table:table-cell>
          <table:table-cell office:value-type="float" office:value="-139.74158">
            <text:p>-139.74158</text:p>
          </table:table-cell>
          <table:table-cell office:value-type="float" office:value="57.93668">
            <text:p>57.93668</text:p>
          </table:table-cell>
          <table:table-cell office:value-type="float" office:value="47.011363">
            <text:p>47.011363</text:p>
          </table:table-cell>
          <table:table-cell office:value-type="float" office:value="-30.88718">
            <text:p>-30.88718</text:p>
          </table:table-cell>
          <table:table-cell table:number-columns-repeated="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0">
            <text:p>30</text:p>
          </table:table-cell>
          <table:table-cell office:value-type="float" office:value="142.658477">
            <text:p>142.658477</text:p>
          </table:table-cell>
          <table:table-cell office:value-type="float" office:value="46.352549">
            <text:p>46.352549</text:p>
          </table:table-cell>
          <table:table-cell office:value-type="float" office:value="20.438248">
            <text:p>20.438248</text:p>
          </table:table-cell>
          <table:table-cell office:value-type="float" office:value="91.637723">
            <text:p>91.637723</text:p>
          </table:table-cell>
          <table:table-cell table:number-columns-repeated="2"/>
          <table:table-cell office:value-type="float" office:value="30.366828">
            <text:p>30.366828</text:p>
          </table:table-cell>
          <table:table-cell office:value-type="float" office:value="-167.573232">
            <text:p>-167.573232</text:p>
          </table:table-cell>
          <table:table-cell office:value-type="float" office:value="-72.565291">
            <text:p>-72.565291</text:p>
          </table:table-cell>
          <table:table-cell office:value-type="float" office:value="-24.28182">
            <text:p>-24.28182</text:p>
          </table:table-cell>
          <table:table-cell office:value-type="float" office:value="95.947213">
            <text:p>95.947213</text:p>
          </table:table-cell>
          <table:table-cell office:value-type="float" office:value="183.278211">
            <text:p>183.278211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61.010496">
            <text:p>61.010496</text:p>
          </table:table-cell>
          <table:table-cell office:value-type="float" office:value="137.031819">
            <text:p>137.031819</text:p>
          </table:table-cell>
          <table:table-cell office:value-type="float" office:value="-59.451586">
            <text:p>-59.451586</text:p>
          </table:table-cell>
          <table:table-cell office:value-type="float" office:value="153.530449">
            <text:p>153.530449</text:p>
          </table:table-cell>
          <table:table-cell table:number-columns-repeated="2"/>
          <table:table-cell office:value-type="float" office:value="-234.711279">
            <text:p>-234.711279</text:p>
          </table:table-cell>
          <table:table-cell office:value-type="float" office:value="-162.774591">
            <text:p>-162.774591</text:p>
          </table:table-cell>
          <table:table-cell office:value-type="float" office:value="155.405344">
            <text:p>155.405344</text:p>
          </table:table-cell>
          <table:table-cell office:value-type="float" office:value="-56.437901">
            <text:p>-56.437901</text:p>
          </table:table-cell>
          <table:table-cell office:value-type="float" office:value="59.8272">
            <text:p>59.8272</text:p>
          </table:table-cell>
          <table:table-cell office:value-type="float" office:value="-170.713714">
            <text:p>-170.713714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1.186754">
            <text:p>31.186754</text:p>
          </table:table-cell>
          <table:table-cell office:value-type="float" office:value="146.72214">
            <text:p>146.7221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5.098172">
            <text:p>25.098172</text:p>
          </table:table-cell>
          <table:table-cell office:value-type="float" office:value="35.205544">
            <text:p>35.205544</text:p>
          </table:table-cell>
          <table:table-cell office:value-type="float" office:value="58.019653">
            <text:p>58.019653</text:p>
          </table:table-cell>
          <table:table-cell office:value-type="float" office:value="49.937906">
            <text:p>49.937906</text:p>
          </table:table-cell>
          <table:table-cell office:value-type="float" office:value="216.691">
            <text:p>216.691</text:p>
          </table:table-cell>
          <table:table-cell office:value-type="float" office:value="156.31437">
            <text:p>156.31437</text:p>
          </table:table-cell>
          <table:table-cell table:number-columns-repeated="8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61.010496">
            <text:p>61.010496</text:p>
          </table:table-cell>
          <table:table-cell office:value-type="float" office:value="-137.031819">
            <text:p>-137.031819</text:p>
          </table:table-cell>
          <table:table-cell office:value-type="float" office:value="147.02282">
            <text:p>147.02282</text:p>
          </table:table-cell>
          <table:table-cell office:value-type="float" office:value="35.27864">
            <text:p>35.27864</text:p>
          </table:table-cell>
          <table:table-cell table:number-columns-repeated="2"/>
          <table:table-cell office:value-type="float" office:value="116.702667">
            <text:p>116.702667</text:p>
          </table:table-cell>
          <table:table-cell office:value-type="float" office:value="132.021991">
            <text:p>132.021991</text:p>
          </table:table-cell>
          <table:table-cell office:value-type="float" office:value="277.821597">
            <text:p>277.821597</text:p>
          </table:table-cell>
          <table:table-cell office:value-type="float" office:value="104.262606">
            <text:p>104.262606</text:p>
          </table:table-cell>
          <table:table-cell office:value-type="float" office:value="-287.058297">
            <text:p>-287.058297</text:p>
          </table:table-cell>
          <table:table-cell office:value-type="float" office:value="113.599823">
            <text:p>113.599823</text:p>
          </table:table-cell>
          <table:table-cell table:number-columns-repeated="8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1.186754">
            <text:p>31.186754</text:p>
          </table:table-cell>
          <table:table-cell office:value-type="float" office:value="-146.72214">
            <text:p>-146.72214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table:number-columns-repeated="2"/>
          <table:table-cell office:value-type="float" office:value="-30.991436">
            <text:p>-30.991436</text:p>
          </table:table-cell>
          <table:table-cell office:value-type="float" office:value="186.807059">
            <text:p>186.807059</text:p>
          </table:table-cell>
          <table:table-cell office:value-type="float" office:value="19.765322">
            <text:p>19.765322</text:p>
          </table:table-cell>
          <table:table-cell office:value-type="float" office:value="-99.2364">
            <text:p>-99.2364</text:p>
          </table:table-cell>
          <table:table-cell office:value-type="float" office:value="-0.200936">
            <text:p>-0.200936</text:p>
          </table:table-cell>
          <table:table-cell office:value-type="float" office:value="-21.927663">
            <text:p>-21.927663</text:p>
          </table:table-cell>
          <table:table-cell table:number-columns-repeated="8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88.167788">
            <text:p>88.167788</text:p>
          </table:table-cell>
          <table:table-cell office:value-type="float" office:value="121.352549">
            <text:p>121.352549</text:p>
          </table:table-cell>
          <table:table-cell office:value-type="float" office:value="159.451586">
            <text:p>159.451586</text:p>
          </table:table-cell>
          <table:table-cell office:value-type="float" office:value="153.530449">
            <text:p>153.530449</text:p>
          </table:table-cell>
          <table:table-cell table:number-columns-repeated="2"/>
          <table:table-cell office:value-type="float" office:value="-70.183535">
            <text:p>-70.183535</text:p>
          </table:table-cell>
          <table:table-cell office:value-type="float" office:value="73.738342">
            <text:p>73.738342</text:p>
          </table:table-cell>
          <table:table-cell office:value-type="float" office:value="246.621634">
            <text:p>246.621634</text:p>
          </table:table-cell>
          <table:table-cell office:value-type="float" office:value="101.705861">
            <text:p>101.705861</text:p>
          </table:table-cell>
          <table:table-cell office:value-type="float" office:value="172.389228">
            <text:p>172.389228</text:p>
          </table:table-cell>
          <table:table-cell office:value-type="float" office:value="-53.13327">
            <text:p>-53.13327</text:p>
          </table:table-cell>
          <table:table-cell table:number-columns-repeated="8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81.347329">
            <text:p>-81.347329</text:p>
          </table:table-cell>
          <table:table-cell office:value-type="float" office:value="-182.709092">
            <text:p>-182.709092</text:p>
          </table:table-cell>
          <table:table-cell office:value-type="float" office:value="-59.451586">
            <text:p>-59.451586</text:p>
          </table:table-cell>
          <table:table-cell office:value-type="float" office:value="46.469551">
            <text:p>46.469551</text:p>
          </table:table-cell>
          <table:table-cell table:number-columns-repeated="2"/>
          <table:table-cell office:value-type="float" office:value="-202.218443">
            <text:p>-202.218443</text:p>
          </table:table-cell>
          <table:table-cell office:value-type="float" office:value="-178.735864">
            <text:p>-178.735864</text:p>
          </table:table-cell>
          <table:table-cell office:value-type="float" office:value="289.298882">
            <text:p>289.298882</text:p>
          </table:table-cell>
          <table:table-cell office:value-type="float" office:value="56.051342">
            <text:p>56.051342</text:p>
          </table:table-cell>
          <table:table-cell office:value-type="float" office:value="-248.169463">
            <text:p>-248.169463</text:p>
          </table:table-cell>
          <table:table-cell office:value-type="float" office:value="80.132237">
            <text:p>80.132237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9.178284">
            <text:p>149.178284</text:p>
          </table:table-cell>
          <table:table-cell office:value-type="float" office:value="15.679269">
            <text:p>15.67926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-223.039999">
            <text:p>-223.039999</text:p>
          </table:table-cell>
          <table:table-cell office:value-type="float" office:value="171.558368">
            <text:p>171.558368</text:p>
          </table:table-cell>
          <table:table-cell office:value-type="float" office:value="172.836936">
            <text:p>172.836936</text:p>
          </table:table-cell>
          <table:table-cell office:value-type="float" office:value="59.184233">
            <text:p>59.184233</text:p>
          </table:table-cell>
          <table:table-cell office:value-type="float" office:value="-153.13014">
            <text:p>-153.13014</text:p>
          </table:table-cell>
          <table:table-cell office:value-type="float" office:value="187.817274">
            <text:p>187.817274</text:p>
          </table:table-cell>
          <table:table-cell table:number-columns-repeated="8"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-16.632935">
            <text:p>-16.632935</text:p>
          </table:table-cell>
          <table:table-cell office:value-type="float" office:value="-78.251808">
            <text:p>-78.251808</text:p>
          </table:table-cell>
          <table:table-cell table:number-columns-repeated="2"/>
          <table:table-cell office:value-type="float" office:value="-104.781549">
            <text:p>-104.781549</text:p>
          </table:table-cell>
          <table:table-cell office:value-type="float" office:value="158.212048">
            <text:p>158.212048</text:p>
          </table:table-cell>
          <table:table-cell office:value-type="float" office:value="132.794476">
            <text:p>132.794476</text:p>
          </table:table-cell>
          <table:table-cell office:value-type="float" office:value="135.681392">
            <text:p>135.681392</text:p>
          </table:table-cell>
          <table:table-cell office:value-type="float" office:value="278.105364">
            <text:p>278.105364</text:p>
          </table:table-cell>
          <table:table-cell office:value-type="float" office:value="-93.771765">
            <text:p>-93.771765</text:p>
          </table:table-cell>
          <table:table-cell table:number-columns-repeated="8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11.471724">
            <text:p>111.471724</text:p>
          </table:table-cell>
          <table:table-cell office:value-type="float" office:value="100.369591">
            <text:p>100.369591</text:p>
          </table:table-cell>
          <table:table-cell office:value-type="float" office:value="52.97718">
            <text:p>52.97718</text:p>
          </table:table-cell>
          <table:table-cell office:value-type="float" office:value="35.27864">
            <text:p>35.27864</text:p>
          </table:table-cell>
          <table:table-cell table:number-columns-repeated="2"/>
          <table:table-cell office:value-type="float" office:value="27.706327">
            <text:p>27.706327</text:p>
          </table:table-cell>
          <table:table-cell office:value-type="float" office:value="169.284192">
            <text:p>169.284192</text:p>
          </table:table-cell>
          <table:table-cell office:value-type="float" office:value="155.341949">
            <text:p>155.341949</text:p>
          </table:table-cell>
          <table:table-cell office:value-type="float" office:value="-20.252779">
            <text:p>-20.252779</text:p>
          </table:table-cell>
          <table:table-cell office:value-type="float" office:value="217.218893">
            <text:p>217.218893</text:p>
          </table:table-cell>
          <table:table-cell office:value-type="float" office:value="164.294928">
            <text:p>164.294928</text:p>
          </table:table-cell>
          <table:table-cell table:number-columns-repeated="8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-142.658477">
            <text:p>-142.658477</text:p>
          </table:table-cell>
          <table:table-cell office:value-type="float" office:value="-46.352549">
            <text:p>-46.352549</text:p>
          </table:table-cell>
          <table:table-cell office:value-type="float" office:value="67.461069">
            <text:p>67.461069</text:p>
          </table:table-cell>
          <table:table-cell office:value-type="float" office:value="-73.083637">
            <text:p>-73.083637</text:p>
          </table:table-cell>
          <table:table-cell table:number-columns-repeated="2"/>
          <table:table-cell office:value-type="float" office:value="171.595574">
            <text:p>171.595574</text:p>
          </table:table-cell>
          <table:table-cell office:value-type="float" office:value="135.520994">
            <text:p>135.520994</text:p>
          </table:table-cell>
          <table:table-cell office:value-type="float" office:value="134.692592">
            <text:p>134.692592</text:p>
          </table:table-cell>
          <table:table-cell office:value-type="float" office:value="-102.152826">
            <text:p>-102.152826</text:p>
          </table:table-cell>
          <table:table-cell office:value-type="float" office:value="120.375033">
            <text:p>120.375033</text:p>
          </table:table-cell>
          <table:table-cell office:value-type="float" office:value="115.889661">
            <text:p>115.889661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42.658477">
            <text:p>142.658477</text:p>
          </table:table-cell>
          <table:table-cell office:value-type="float" office:value="-46.352549">
            <text:p>-46.352549</text:p>
          </table:table-cell>
          <table:table-cell office:value-type="float" office:value="20.438248">
            <text:p>20.438248</text:p>
          </table:table-cell>
          <table:table-cell office:value-type="float" office:value="-8.362277">
            <text:p>-8.362277</text:p>
          </table:table-cell>
          <table:table-cell table:number-columns-repeated="2"/>
          <table:table-cell office:value-type="float" office:value="-57.266232">
            <text:p>-57.266232</text:p>
          </table:table-cell>
          <table:table-cell office:value-type="float" office:value="-115.737582">
            <text:p>-115.737582</text:p>
          </table:table-cell>
          <table:table-cell office:value-type="float" office:value="-97.391662">
            <text:p>-97.391662</text:p>
          </table:table-cell>
          <table:table-cell office:value-type="float" office:value="124.120512">
            <text:p>124.120512</text:p>
          </table:table-cell>
          <table:table-cell office:value-type="float" office:value="-133.730932">
            <text:p>-133.730932</text:p>
          </table:table-cell>
          <table:table-cell office:value-type="float" office:value="-113.306155">
            <text:p>-113.306155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float" office:value="117.55705">
            <text:p>117.55705</text:p>
          </table:table-cell>
          <table:table-cell office:value-type="float" office:value="161.803399">
            <text:p>161.803399</text:p>
          </table:table-cell>
          <table:table-cell office:value-type="float" office:value="59.451586">
            <text:p>59.451586</text:p>
          </table:table-cell>
          <table:table-cell office:value-type="float" office:value="-53.530449">
            <text:p>-53.530449</text:p>
          </table:table-cell>
          <table:table-cell table:number-columns-repeated="2"/>
          <table:table-cell office:value-type="float" office:value="-286.024059">
            <text:p>-286.024059</text:p>
          </table:table-cell>
          <table:table-cell office:value-type="float" office:value="-55.955204">
            <text:p>-55.955204</text:p>
          </table:table-cell>
          <table:table-cell office:value-type="float" office:value="245.415055">
            <text:p>245.415055</text:p>
          </table:table-cell>
          <table:table-cell office:value-type="float" office:value="44.794067">
            <text:p>44.794067</text:p>
          </table:table-cell>
          <table:table-cell office:value-type="float" office:value="-147.363185">
            <text:p>-147.363185</text:p>
          </table:table-cell>
          <table:table-cell office:value-type="float" office:value="59.608175">
            <text:p>59.608175</text:p>
          </table:table-cell>
          <table:table-cell>
            <draw:frame table:end-cell-address="Tabelle1.V63" table:end-x="0.4559in" table:end-y="0.1413in" draw:z-index="4" draw:style-name="gr1" draw:text-style-name="P1" svg:width="6.2988in" svg:height="3.5429in" svg:x="0.3803in" svg:y="0.1543in">
              <draw:object draw:notify-on-update-of-ranges="Tabelle1.I2:Tabelle1.I61 Tabelle1.J2:Tabelle1.J6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Tabelle1.AC63" table:end-x="0.598in" table:end-y="0.0996in" draw:z-index="5" draw:style-name="gr1" draw:text-style-name="P1" svg:width="6.2988in" svg:height="3.5429in" svg:x="0.5224in" svg:y="0.1126in">
              <draw:object draw:notify-on-update-of-ranges="Tabelle1.K2:Tabelle1.K81 Tabelle1.L2:Tabelle1.L8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-149.178284">
            <text:p>-149.178284</text:p>
          </table:table-cell>
          <table:table-cell office:value-type="float" office:value="-15.679269">
            <text:p>-15.679269</text:p>
          </table:table-cell>
          <table:table-cell office:value-type="float" office:value="169.282032">
            <text:p>169.282032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-214.362324">
            <text:p>-214.362324</text:p>
          </table:table-cell>
          <table:table-cell office:value-type="float" office:value="-193.26519">
            <text:p>-193.26519</text:p>
          </table:table-cell>
          <table:table-cell office:value-type="float" office:value="255.134924">
            <text:p>255.134924</text:p>
          </table:table-cell>
          <table:table-cell office:value-type="float" office:value="115.594915">
            <text:p>115.594915</text:p>
          </table:table-cell>
          <table:table-cell office:value-type="float" office:value="-171.354954">
            <text:p>-171.354954</text:p>
          </table:table-cell>
          <table:table-cell office:value-type="float" office:value="25.463068">
            <text:p>25.463068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-61.010496">
            <text:p>-61.010496</text:p>
          </table:table-cell>
          <table:table-cell office:value-type="float" office:value="137.031819">
            <text:p>137.031819</text:p>
          </table:table-cell>
          <table:table-cell office:value-type="float" office:value="32.538931">
            <text:p>32.538931</text:p>
          </table:table-cell>
          <table:table-cell office:value-type="float" office:value="73.083637">
            <text:p>73.083637</text:p>
          </table:table-cell>
          <table:table-cell table:number-columns-repeated="2"/>
          <table:table-cell office:value-type="float" office:value="92.639946">
            <text:p>92.639946</text:p>
          </table:table-cell>
          <table:table-cell office:value-type="float" office:value="22.21603">
            <text:p>22.21603</text:p>
          </table:table-cell>
          <table:table-cell office:value-type="float" office:value="83.005905">
            <text:p>83.005905</text:p>
          </table:table-cell>
          <table:table-cell office:value-type="float" office:value="64.646774">
            <text:p>64.646774</text:p>
          </table:table-cell>
          <table:table-cell office:value-type="float" office:value="54.766523">
            <text:p>54.766523</text:p>
          </table:table-cell>
          <table:table-cell office:value-type="float" office:value="154.053847">
            <text:p>154.053847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1.582338">
            <text:p>41.582338</text:p>
          </table:table-cell>
          <table:table-cell office:value-type="float" office:value="-195.62952">
            <text:p>-195.62952</text:p>
          </table:table-cell>
          <table:table-cell office:value-type="float" office:value="59.451586">
            <text:p>59.451586</text:p>
          </table:table-cell>
          <table:table-cell office:value-type="float" office:value="53.530449">
            <text:p>53.530449</text:p>
          </table:table-cell>
          <table:table-cell table:number-columns-repeated="2"/>
          <table:table-cell office:value-type="float" office:value="-116.831788">
            <text:p>-116.831788</text:p>
          </table:table-cell>
          <table:table-cell office:value-type="float" office:value="-191.380552">
            <text:p>-191.380552</text:p>
          </table:table-cell>
          <table:table-cell office:value-type="float" office:value="245.020791">
            <text:p>245.020791</text:p>
          </table:table-cell>
          <table:table-cell office:value-type="float" office:value="-167.448848">
            <text:p>-167.448848</text:p>
          </table:table-cell>
          <table:table-cell office:value-type="float" office:value="8.64366">
            <text:p>8.64366</text:p>
          </table:table-cell>
          <table:table-cell office:value-type="float" office:value="135.90743">
            <text:p>135.90743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-173.205081">
            <text:p>-173.205081</text:p>
          </table:table-cell>
          <table:table-cell office:value-type="float" office:value="100">
            <text:p>100</text:p>
          </table:table-cell>
          <table:table-cell office:value-type="float" office:value="-32.538931">
            <text:p>-32.538931</text:p>
          </table:table-cell>
          <table:table-cell office:value-type="float" office:value="-73.083637">
            <text:p>-73.083637</text:p>
          </table:table-cell>
          <table:table-cell table:number-columns-repeated="2"/>
          <table:table-cell office:value-type="float" office:value="-251.656688">
            <text:p>-251.656688</text:p>
          </table:table-cell>
          <table:table-cell office:value-type="float" office:value="-195.189953">
            <text:p>-195.189953</text:p>
          </table:table-cell>
          <table:table-cell office:value-type="float" office:value="-102.699992">
            <text:p>-102.699992</text:p>
          </table:table-cell>
          <table:table-cell office:value-type="float" office:value="95.632069">
            <text:p>95.632069</text:p>
          </table:table-cell>
          <table:table-cell office:value-type="float" office:value="-114.146166">
            <text:p>-114.146166</text:p>
          </table:table-cell>
          <table:table-cell office:value-type="float" office:value="190.615321">
            <text:p>190.615321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73.205081">
            <text:p>173.205081</text:p>
          </table:table-cell>
          <table:table-cell office:value-type="float" office:value="100">
            <text:p>100</text:p>
          </table:table-cell>
          <table:table-cell office:value-type="float" office:value="159.451586">
            <text:p>159.451586</text:p>
          </table:table-cell>
          <table:table-cell office:value-type="float" office:value="-53.530449">
            <text:p>-53.530449</text:p>
          </table:table-cell>
          <table:table-cell table:number-columns-repeated="2"/>
          <table:table-cell office:value-type="float" office:value="-235.099412">
            <text:p>-235.099412</text:p>
          </table:table-cell>
          <table:table-cell office:value-type="float" office:value="47.810306">
            <text:p>47.810306</text:p>
          </table:table-cell>
          <table:table-cell office:value-type="float" office:value="-4.590656">
            <text:p>-4.590656</text:p>
          </table:table-cell>
          <table:table-cell office:value-type="float" office:value="-40.067226">
            <text:p>-40.067226</text:p>
          </table:table-cell>
          <table:table-cell office:value-type="float" office:value="276.276517">
            <text:p>276.276517</text:p>
          </table:table-cell>
          <table:table-cell office:value-type="float" office:value="-49.448662">
            <text:p>-49.448662</text:p>
          </table:table-cell>
          <table:table-cell table:number-columns-repeated="8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5">
            <text:p>15</text:p>
          </table:table-cell>
          <table:table-cell office:value-type="float" office:value="148.628965">
            <text:p>148.628965</text:p>
          </table:table-cell>
          <table:table-cell office:value-type="float" office:value="-133.826121">
            <text:p>-133.826121</text:p>
          </table:table-cell>
          <table:table-cell office:value-type="float" office:value="52.97718">
            <text:p>52.97718</text:p>
          </table:table-cell>
          <table:table-cell office:value-type="float" office:value="164.72136">
            <text:p>164.72136</text:p>
          </table:table-cell>
          <table:table-cell table:number-columns-repeated="2"/>
          <table:table-cell office:value-type="float" office:value="-177.685937">
            <text:p>-177.685937</text:p>
          </table:table-cell>
          <table:table-cell office:value-type="float" office:value="158.265884">
            <text:p>158.265884</text:p>
          </table:table-cell>
          <table:table-cell office:value-type="float" office:value="-191.216327">
            <text:p>-191.216327</text:p>
          </table:table-cell>
          <table:table-cell office:value-type="float" office:value="-162.689024">
            <text:p>-162.689024</text:p>
          </table:table-cell>
          <table:table-cell office:value-type="float" office:value="239.616628">
            <text:p>239.616628</text:p>
          </table:table-cell>
          <table:table-cell office:value-type="float" office:value="-21.94416">
            <text:p>-21.94416</text:p>
          </table:table-cell>
          <table:table-cell table:number-columns-repeated="8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0">
            <text:p>30</text:p>
          </table:table-cell>
          <table:table-cell office:value-type="float" office:value="-190.211303">
            <text:p>-190.211303</text:p>
          </table:table-cell>
          <table:table-cell office:value-type="float" office:value="61.803399">
            <text:p>61.803399</text:p>
          </table:table-cell>
          <table:table-cell office:value-type="float" office:value="-32.538931">
            <text:p>-32.538931</text:p>
          </table:table-cell>
          <table:table-cell office:value-type="float" office:value="26.916363">
            <text:p>26.916363</text:p>
          </table:table-cell>
          <table:table-cell table:number-columns-repeated="2"/>
          <table:table-cell office:value-type="float" office:value="-260.477802">
            <text:p>-260.477802</text:p>
          </table:table-cell>
          <table:table-cell office:value-type="float" office:value="-196.955535">
            <text:p>-196.955535</text:p>
          </table:table-cell>
          <table:table-cell office:value-type="float" office:value="210.186432">
            <text:p>210.186432</text:p>
          </table:table-cell>
          <table:table-cell office:value-type="float" office:value="-127.403563">
            <text:p>-127.403563</text:p>
          </table:table-cell>
          <table:table-cell office:value-type="float" office:value="148.108328">
            <text:p>148.108328</text:p>
          </table:table-cell>
          <table:table-cell office:value-type="float" office:value="123.558283">
            <text:p>123.558283</text:p>
          </table:table-cell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117.55705">
            <text:p>117.55705</text:p>
          </table:table-cell>
          <table:table-cell office:value-type="float" office:value="-161.803399">
            <text:p>-161.803399</text:p>
          </table:table-cell>
          <table:table-cell office:value-type="float" office:value="-69.282032">
            <text:p>-69.282032</text:p>
          </table:table-cell>
          <table:table-cell office:value-type="float" office:value="-40">
            <text:p>-40</text:p>
          </table:table-cell>
          <table:table-cell table:number-columns-repeated="2"/>
          <table:table-cell office:value-type="float" office:value="253.534863">
            <text:p>253.534863</text:p>
          </table:table-cell>
          <table:table-cell office:value-type="float" office:value="38.014987">
            <text:p>38.014987</text:p>
          </table:table-cell>
          <table:table-cell office:value-type="float" office:value="-51.343758">
            <text:p>-51.343758</text:p>
          </table:table-cell>
          <table:table-cell office:value-type="float" office:value="-57.654823">
            <text:p>-57.654823</text:p>
          </table:table-cell>
          <table:table-cell office:value-type="float" office:value="-17.356579">
            <text:p>-17.356579</text:p>
          </table:table-cell>
          <table:table-cell office:value-type="float" office:value="-125.254131">
            <text:p>-125.254131</text:p>
          </table:table-cell>
          <table:table-cell table:number-columns-repeated="8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5">
            <text:p>15</text:p>
          </table:table-cell>
          <table:table-cell office:value-type="float" office:value="-61.010496">
            <text:p>-61.010496</text:p>
          </table:table-cell>
          <table:table-cell office:value-type="float" office:value="-137.031819">
            <text:p>-137.031819</text:p>
          </table:table-cell>
          <table:table-cell office:value-type="float" office:value="67.461069">
            <text:p>67.461069</text:p>
          </table:table-cell>
          <table:table-cell office:value-type="float" office:value="173.083637">
            <text:p>173.083637</text:p>
          </table:table-cell>
          <table:table-cell table:number-columns-repeated="2"/>
          <table:table-cell office:value-type="float" office:value="-44.669924">
            <text:p>-44.669924</text:p>
          </table:table-cell>
          <table:table-cell office:value-type="float" office:value="170.088013">
            <text:p>170.088013</text:p>
          </table:table-cell>
          <table:table-cell office:value-type="float" office:value="187.669263">
            <text:p>187.669263</text:p>
          </table:table-cell>
          <table:table-cell office:value-type="float" office:value="-122.655771">
            <text:p>-122.655771</text:p>
          </table:table-cell>
          <table:table-cell office:value-type="float" office:value="54.551865">
            <text:p>54.551865</text:p>
          </table:table-cell>
          <table:table-cell office:value-type="float" office:value="71.567133">
            <text:p>71.567133</text:p>
          </table:table-cell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-190.211303">
            <text:p>-190.211303</text:p>
          </table:table-cell>
          <table:table-cell office:value-type="float" office:value="-61.803399">
            <text:p>-61.803399</text:p>
          </table:table-cell>
          <table:table-cell office:value-type="float" office:value="83.367065">
            <text:p>83.367065</text:p>
          </table:table-cell>
          <table:table-cell office:value-type="float" office:value="21.748192">
            <text:p>21.748192</text:p>
          </table:table-cell>
          <table:table-cell table:number-columns-repeated="2"/>
          <table:table-cell office:value-type="float" office:value="26.451074">
            <text:p>26.451074</text:p>
          </table:table-cell>
          <table:table-cell office:value-type="float" office:value="-192.813352">
            <text:p>-192.813352</text:p>
          </table:table-cell>
          <table:table-cell office:value-type="float" office:value="121.661135">
            <text:p>121.661135</text:p>
          </table:table-cell>
          <table:table-cell office:value-type="float" office:value="85.267672">
            <text:p>85.267672</text:p>
          </table:table-cell>
          <table:table-cell office:value-type="float" office:value="-184.0927">
            <text:p>-184.0927</text:p>
          </table:table-cell>
          <table:table-cell office:value-type="float" office:value="5.737284">
            <text:p>5.737284</text:p>
          </table:table-cell>
          <table:table-cell table:number-columns-repeated="8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-88.167788">
            <text:p>-88.167788</text:p>
          </table:table-cell>
          <table:table-cell office:value-type="float" office:value="121.352549">
            <text:p>121.352549</text:p>
          </table:table-cell>
          <table:table-cell office:value-type="float" office:value="30.717968">
            <text:p>30.717968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45.123674">
            <text:p>45.123674</text:p>
          </table:table-cell>
          <table:table-cell office:value-type="float" office:value="31.740242">
            <text:p>31.740242</text:p>
          </table:table-cell>
          <table:table-cell office:value-type="float" office:value="46.674278">
            <text:p>46.674278</text:p>
          </table:table-cell>
          <table:table-cell office:value-type="float" office:value="-193.090008">
            <text:p>-193.090008</text:p>
          </table:table-cell>
          <table:table-cell office:value-type="float" office:value="16.573231">
            <text:p>16.573231</text:p>
          </table:table-cell>
          <table:table-cell office:value-type="float" office:value="104.020979">
            <text:p>104.020979</text:p>
          </table:table-cell>
          <table:table-cell table:number-columns-repeated="8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31.186754">
            <text:p>-31.186754</text:p>
          </table:table-cell>
          <table:table-cell office:value-type="float" office:value="-146.72214">
            <text:p>-146.72214</text:p>
          </table:table-cell>
          <table:table-cell office:value-type="float" office:value="169.282032">
            <text:p>169.282032</text:p>
          </table:table-cell>
          <table:table-cell office:value-type="float" office:value="-40">
            <text:p>-40</text:p>
          </table:table-cell>
          <table:table-cell table:number-columns-repeated="2"/>
          <table:table-cell office:value-type="float" office:value="38.65473">
            <text:p>38.65473</text:p>
          </table:table-cell>
          <table:table-cell office:value-type="float" office:value="188.608557">
            <text:p>188.608557</text:p>
          </table:table-cell>
          <table:table-cell office:value-type="float" office:value="-189.988471">
            <text:p>-189.988471</text:p>
          </table:table-cell>
          <table:table-cell office:value-type="float" office:value="-98.043874">
            <text:p>-98.043874</text:p>
          </table:table-cell>
          <table:table-cell office:value-type="float" office:value="129.024315">
            <text:p>129.024315</text:p>
          </table:table-cell>
          <table:table-cell office:value-type="float" office:value="29.701695">
            <text:p>29.701695</text:p>
          </table:table-cell>
          <table:table-cell table:number-columns-repeated="8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198.904379">
            <text:p>-198.904379</text:p>
          </table:table-cell>
          <table:table-cell office:value-type="float" office:value="20.905693">
            <text:p>20.905693</text:p>
          </table:table-cell>
          <table:table-cell office:value-type="float" office:value="52.97718">
            <text:p>52.97718</text:p>
          </table:table-cell>
          <table:table-cell office:value-type="float" office:value="64.72136">
            <text:p>64.72136</text:p>
          </table:table-cell>
          <table:table-cell table:number-columns-repeated="2"/>
          <table:table-cell office:value-type="float" office:value="244.228552">
            <text:p>244.228552</text:p>
          </table:table-cell>
          <table:table-cell office:value-type="float" office:value="119.192512">
            <text:p>119.192512</text:p>
          </table:table-cell>
          <table:table-cell office:value-type="float" office:value="-175.118239">
            <text:p>-175.118239</text:p>
          </table:table-cell>
          <table:table-cell office:value-type="float" office:value="77.842636">
            <text:p>77.842636</text:p>
          </table:table-cell>
          <table:table-cell office:value-type="float" office:value="217.599278">
            <text:p>217.599278</text:p>
          </table:table-cell>
          <table:table-cell office:value-type="float" office:value="-189.258062">
            <text:p>-189.258062</text:p>
          </table:table-cell>
          <table:table-cell table:number-columns-repeated="8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90.211303">
            <text:p>190.211303</text:p>
          </table:table-cell>
          <table:table-cell office:value-type="float" office:value="-61.803399">
            <text:p>-61.803399</text:p>
          </table:table-cell>
          <table:table-cell office:value-type="float" office:value="20.438248">
            <text:p>20.438248</text:p>
          </table:table-cell>
          <table:table-cell office:value-type="float" office:value="108.362277">
            <text:p>108.362277</text:p>
          </table:table-cell>
          <table:table-cell table:number-columns-repeated="2"/>
          <table:table-cell office:value-type="float" office:value="283.989938">
            <text:p>283.989938</text:p>
          </table:table-cell>
          <table:table-cell office:value-type="float" office:value="-101.866465">
            <text:p>-101.866465</text:p>
          </table:table-cell>
          <table:table-cell office:value-type="float" office:value="-187.485329">
            <text:p>-187.485329</text:p>
          </table:table-cell>
          <table:table-cell office:value-type="float" office:value="-177.031237">
            <text:p>-177.031237</text:p>
          </table:table-cell>
          <table:table-cell office:value-type="float" office:value="92.29804">
            <text:p>92.29804</text:p>
          </table:table-cell>
          <table:table-cell office:value-type="float" office:value="-146.169487">
            <text:p>-146.169487</text:p>
          </table:table-cell>
          <table:table-cell table:number-columns-repeated="8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29.903811">
            <text:p>129.903811</text:p>
          </table:table-cell>
          <table:table-cell office:value-type="float" office:value="-75">
            <text:p>-7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-247.341131">
            <text:p>-247.341131</text:p>
          </table:table-cell>
          <table:table-cell office:value-type="float" office:value="-160.277639">
            <text:p>-160.277639</text:p>
          </table:table-cell>
          <table:table-cell office:value-type="float" office:value="56.716498">
            <text:p>56.716498</text:p>
          </table:table-cell>
          <table:table-cell office:value-type="float" office:value="66.959624">
            <text:p>66.959624</text:p>
          </table:table-cell>
          <table:table-cell office:value-type="float" office:value="88.818853">
            <text:p>88.818853</text:p>
          </table:table-cell>
          <table:table-cell office:value-type="float" office:value="-42.834512">
            <text:p>-42.834512</text:p>
          </table:table-cell>
          <table:table-cell table:number-columns-repeated="8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1.582338">
            <text:p>41.582338</text:p>
          </table:table-cell>
          <table:table-cell office:value-type="float" office:value="195.62952">
            <text:p>195.62952</text:p>
          </table:table-cell>
          <table:table-cell office:value-type="float" office:value="147.02282">
            <text:p>147.02282</text:p>
          </table:table-cell>
          <table:table-cell office:value-type="float" office:value="164.72136">
            <text:p>164.72136</text:p>
          </table:table-cell>
          <table:table-cell table:number-columns-repeated="2"/>
          <table:table-cell office:value-type="float" office:value="267.845908">
            <text:p>267.845908</text:p>
          </table:table-cell>
          <table:table-cell office:value-type="float" office:value="127.627482">
            <text:p>127.627482</text:p>
          </table:table-cell>
          <table:table-cell office:value-type="float" office:value="-18.507391">
            <text:p>-18.507391</text:p>
          </table:table-cell>
          <table:table-cell office:value-type="float" office:value="-22.90527">
            <text:p>-22.90527</text:p>
          </table:table-cell>
          <table:table-cell office:value-type="float" office:value="-42.704691">
            <text:p>-42.704691</text:p>
          </table:table-cell>
          <table:table-cell office:value-type="float" office:value="37.679514">
            <text:p>37.679514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  <table:table-cell office:value-type="float" office:value="147.02282">
            <text:p>147.02282</text:p>
          </table:table-cell>
          <table:table-cell office:value-type="float" office:value="-64.72136">
            <text:p>-64.72136</text:p>
          </table:table-cell>
          <table:table-cell table:number-columns-repeated="2"/>
          <table:table-cell office:value-type="float" office:value="36.599805">
            <text:p>36.599805</text:p>
          </table:table-cell>
          <table:table-cell office:value-type="float" office:value="147.88535">
            <text:p>147.88535</text:p>
          </table:table-cell>
          <table:table-cell office:value-type="float" office:value="-167.994506">
            <text:p>-167.994506</text:p>
          </table:table-cell>
          <table:table-cell office:value-type="float" office:value="138.195365">
            <text:p>138.195365</text:p>
          </table:table-cell>
          <table:table-cell office:value-type="float" office:value="-217.28247">
            <text:p>-217.28247</text:p>
          </table:table-cell>
          <table:table-cell office:value-type="float" office:value="-43.316616">
            <text:p>-43.316616</text:p>
          </table:table-cell>
          <table:table-cell table:number-columns-repeated="8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0">
            <text:p>30</text:p>
          </table:table-cell>
          <table:table-cell office:value-type="float" office:value="198.904379">
            <text:p>198.904379</text:p>
          </table:table-cell>
          <table:table-cell office:value-type="float" office:value="-20.905693">
            <text:p>-20.905693</text:p>
          </table:table-cell>
          <table:table-cell office:value-type="float" office:value="132.538931">
            <text:p>132.538931</text:p>
          </table:table-cell>
          <table:table-cell office:value-type="float" office:value="-73.083637">
            <text:p>-73.083637</text:p>
          </table:table-cell>
          <table:table-cell table:number-columns-repeated="2"/>
          <table:table-cell office:value-type="float" office:value="-41.263039">
            <text:p>-41.263039</text:p>
          </table:table-cell>
          <table:table-cell office:value-type="float" office:value="-144.118212">
            <text:p>-144.118212</text:p>
          </table:table-cell>
          <table:table-cell office:value-type="float" office:value="81.740403">
            <text:p>81.740403</text:p>
          </table:table-cell>
          <table:table-cell office:value-type="float" office:value="10.276251">
            <text:p>10.276251</text:p>
          </table:table-cell>
          <table:table-cell office:value-type="float" office:value="-226.787625">
            <text:p>-226.787625</text:p>
          </table:table-cell>
          <table:table-cell office:value-type="float" office:value="2.658862">
            <text:p>2.658862</text:p>
          </table:table-cell>
          <table:table-cell table:number-columns-repeated="8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67.461069">
            <text:p>67.461069</text:p>
          </table:table-cell>
          <table:table-cell office:value-type="float" office:value="26.916363">
            <text:p>26.916363</text:p>
          </table:table-cell>
          <table:table-cell table:number-columns-repeated="4"/>
          <table:table-cell office:value-type="float" office:value="-19.310012">
            <text:p>-19.310012</text:p>
          </table:table-cell>
          <table:table-cell office:value-type="float" office:value="-131.810965">
            <text:p>-131.810965</text:p>
          </table:table-cell>
          <table:table-cell office:value-type="float" office:value="158.742184">
            <text:p>158.742184</text:p>
          </table:table-cell>
          <table:table-cell office:value-type="float" office:value="62.618834">
            <text:p>62.618834</text:p>
          </table:table-cell>
          <table:table-cell table:number-columns-repeated="8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67.461069">
            <text:p>67.461069</text:p>
          </table:table-cell>
          <table:table-cell office:value-type="float" office:value="73.083637">
            <text:p>73.083637</text:p>
          </table:table-cell>
          <table:table-cell table:number-columns-repeated="4"/>
          <table:table-cell office:value-type="float" office:value="157.588994">
            <text:p>157.588994</text:p>
          </table:table-cell>
          <table:table-cell office:value-type="float" office:value="-144.200765">
            <text:p>-144.200765</text:p>
          </table:table-cell>
          <table:table-cell office:value-type="float" office:value="-46.403062">
            <text:p>-46.403062</text:p>
          </table:table-cell>
          <table:table-cell office:value-type="float" office:value="-13.755804">
            <text:p>-13.755804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3.915479">
            <text:p>23.915479</text:p>
          </table:table-cell>
          <table:table-cell office:value-type="float" office:value="124.72136">
            <text:p>124.72136</text:p>
          </table:table-cell>
          <table:table-cell table:number-columns-repeated="4"/>
          <table:table-cell office:value-type="float" office:value="40.327635">
            <text:p>40.327635</text:p>
          </table:table-cell>
          <table:table-cell office:value-type="float" office:value="19.216022">
            <text:p>19.216022</text:p>
          </table:table-cell>
          <table:table-cell office:value-type="float" office:value="-181.208895">
            <text:p>-181.208895</text:p>
          </table:table-cell>
          <table:table-cell office:value-type="float" office:value="-192.622935">
            <text:p>-192.622935</text:p>
          </table:table-cell>
          <table:table-cell>
            <draw:frame table:end-cell-address="Tabelle1.V84" table:end-x="0.3992in" table:end-y="0.1209in" draw:z-index="6" draw:style-name="gr1" draw:text-style-name="P1" svg:width="6.2988in" svg:height="3.5429in" svg:x="0.3236in" svg:y="0.1339in">
              <draw:object draw:notify-on-update-of-ranges="Tabelle1.M2:Tabelle1.M101 Tabelle1.N2:Tabelle1.N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.538931">
            <text:p>32.538931</text:p>
          </table:table-cell>
          <table:table-cell office:value-type="float" office:value="-73.083637">
            <text:p>-73.083637</text:p>
          </table:table-cell>
          <table:table-cell table:number-columns-repeated="4"/>
          <table:table-cell office:value-type="float" office:value="-126.569816">
            <text:p>-126.569816</text:p>
          </table:table-cell>
          <table:table-cell office:value-type="float" office:value="-30.645224">
            <text:p>-30.645224</text:p>
          </table:table-cell>
          <table:table-cell office:value-type="float" office:value="-152.130365">
            <text:p>-152.130365</text:p>
          </table:table-cell>
          <table:table-cell office:value-type="float" office:value="-93.844349">
            <text:p>-93.844349</text:p>
          </table:table-cell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16.632935">
            <text:p>116.632935</text:p>
          </table:table-cell>
          <table:table-cell office:value-type="float" office:value="78.251808">
            <text:p>78.251808</text:p>
          </table:table-cell>
          <table:table-cell table:number-columns-repeated="4"/>
          <table:table-cell office:value-type="float" office:value="150.526118">
            <text:p>150.526118</text:p>
          </table:table-cell>
          <table:table-cell office:value-type="float" office:value="-88.230057">
            <text:p>-88.230057</text:p>
          </table:table-cell>
          <table:table-cell office:value-type="float" office:value="74.8875">
            <text:p>74.8875</text:p>
          </table:table-cell>
          <table:table-cell office:value-type="float" office:value="80.586458">
            <text:p>80.586458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79.561752">
            <text:p>79.561752</text:p>
          </table:table-cell>
          <table:table-cell office:value-type="float" office:value="-8.362277">
            <text:p>-8.362277</text:p>
          </table:table-cell>
          <table:table-cell table:number-columns-repeated="4"/>
          <table:table-cell office:value-type="float" office:value="76.647124">
            <text:p>76.647124</text:p>
          </table:table-cell>
          <table:table-cell office:value-type="float" office:value="-7.289705">
            <text:p>-7.289705</text:p>
          </table:table-cell>
          <table:table-cell office:value-type="float" office:value="-13.030259">
            <text:p>-13.030259</text:p>
          </table:table-cell>
          <table:table-cell office:value-type="float" office:value="174.698005">
            <text:p>174.698005</text:p>
          </table:table-cell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47.02282">
            <text:p>-47.02282</text:p>
          </table:table-cell>
          <table:table-cell office:value-type="float" office:value="164.72136">
            <text:p>164.72136</text:p>
          </table:table-cell>
          <table:table-cell table:number-columns-repeated="4"/>
          <table:table-cell office:value-type="float" office:value="231.944823">
            <text:p>231.944823</text:p>
          </table:table-cell>
          <table:table-cell office:value-type="float" office:value="82.961057">
            <text:p>82.961057</text:p>
          </table:table-cell>
          <table:table-cell office:value-type="float" office:value="-207.665172">
            <text:p>-207.665172</text:p>
          </table:table-cell>
          <table:table-cell office:value-type="float" office:value="81.410371">
            <text:p>81.410371</text:p>
          </table:table-cell>
          <table:table-cell table:number-columns-repeated="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58.71662">
            <text:p>58.71662</text:p>
          </table:table-cell>
          <table:table-cell office:value-type="float" office:value="32.83593">
            <text:p>32.83593</text:p>
          </table:table-cell>
          <table:table-cell office:value-type="float" office:value="208.592696">
            <text:p>208.592696</text:p>
          </table:table-cell>
          <table:table-cell office:value-type="float" office:value="136.61846">
            <text:p>136.61846</text:p>
          </table:table-cell>
          <table:table-cell table:number-columns-repeated="8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0.438248">
            <text:p>20.438248</text:p>
          </table:table-cell>
          <table:table-cell office:value-type="float" office:value="8.362277">
            <text:p>8.362277</text:p>
          </table:table-cell>
          <table:table-cell table:number-columns-repeated="4"/>
          <table:table-cell office:value-type="float" office:value="-288.744132">
            <text:p>-288.744132</text:p>
          </table:table-cell>
          <table:table-cell office:value-type="float" office:value="-173.349893">
            <text:p>-173.349893</text:p>
          </table:table-cell>
          <table:table-cell office:value-type="float" office:value="275.793495">
            <text:p>275.793495</text:p>
          </table:table-cell>
          <table:table-cell office:value-type="float" office:value="-129.415477">
            <text:p>-129.415477</text:p>
          </table:table-cell>
          <table:table-cell table:number-columns-repeated="8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40.548414">
            <text:p>40.548414</text:p>
          </table:table-cell>
          <table:table-cell office:value-type="float" office:value="153.530449">
            <text:p>153.530449</text:p>
          </table:table-cell>
          <table:table-cell table:number-columns-repeated="4"/>
          <table:table-cell office:value-type="float" office:value="-293.833463">
            <text:p>-293.833463</text:p>
          </table:table-cell>
          <table:table-cell office:value-type="float" office:value="-165.440105">
            <text:p>-165.440105</text:p>
          </table:table-cell>
          <table:table-cell office:value-type="float" office:value="106.599423">
            <text:p>106.599423</text:p>
          </table:table-cell>
          <table:table-cell office:value-type="float" office:value="-107.433987">
            <text:p>-107.433987</text:p>
          </table:table-cell>
          <table:table-cell table:number-columns-repeated="8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47.02282">
            <text:p>147.02282</text:p>
          </table:table-cell>
          <table:table-cell office:value-type="float" office:value="64.72136">
            <text:p>64.72136</text:p>
          </table:table-cell>
          <table:table-cell table:number-columns-repeated="4"/>
          <table:table-cell office:value-type="float" office:value="-31.745416">
            <text:p>-31.745416</text:p>
          </table:table-cell>
          <table:table-cell office:value-type="float" office:value="-69.20796">
            <text:p>-69.20796</text:p>
          </table:table-cell>
          <table:table-cell office:value-type="float" office:value="55.550895">
            <text:p>55.550895</text:p>
          </table:table-cell>
          <table:table-cell office:value-type="float" office:value="-45.089968">
            <text:p>-45.089968</text:p>
          </table:table-cell>
          <table:table-cell table:number-columns-repeated="8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40.548414">
            <text:p>40.548414</text:p>
          </table:table-cell>
          <table:table-cell office:value-type="float" office:value="46.469551">
            <text:p>46.469551</text:p>
          </table:table-cell>
          <table:table-cell table:number-columns-repeated="4"/>
          <table:table-cell office:value-type="float" office:value="175.677917">
            <text:p>175.677917</text:p>
          </table:table-cell>
          <table:table-cell office:value-type="float" office:value="98.929343">
            <text:p>98.929343</text:p>
          </table:table-cell>
          <table:table-cell office:value-type="float" office:value="-189.062172">
            <text:p>-189.062172</text:p>
          </table:table-cell>
          <table:table-cell office:value-type="float" office:value="104.285631">
            <text:p>104.285631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16.632935">
            <text:p>-16.632935</text:p>
          </table:table-cell>
          <table:table-cell office:value-type="float" office:value="21.748192">
            <text:p>21.748192</text:p>
          </table:table-cell>
          <table:table-cell table:number-columns-repeated="4"/>
          <table:table-cell office:value-type="float" office:value="216.82592">
            <text:p>216.82592</text:p>
          </table:table-cell>
          <table:table-cell office:value-type="float" office:value="-152.024123">
            <text:p>-152.024123</text:p>
          </table:table-cell>
          <table:table-cell office:value-type="float" office:value="-157.423365">
            <text:p>-157.423365</text:p>
          </table:table-cell>
          <table:table-cell office:value-type="float" office:value="126.800331">
            <text:p>126.80033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number-columns-repeated="2"/>
          <table:table-cell office:value-type="float" office:value="32.538931">
            <text:p>32.538931</text:p>
          </table:table-cell>
          <table:table-cell office:value-type="float" office:value="26.916363">
            <text:p>26.916363</text:p>
          </table:table-cell>
          <table:table-cell table:number-columns-repeated="4"/>
          <table:table-cell office:value-type="float" office:value="21.176627">
            <text:p>21.176627</text:p>
          </table:table-cell>
          <table:table-cell office:value-type="float" office:value="-165.421555">
            <text:p>-165.421555</text:p>
          </table:table-cell>
          <table:table-cell office:value-type="float" office:value="-192.681053">
            <text:p>-192.681053</text:p>
          </table:table-cell>
          <table:table-cell office:value-type="float" office:value="174.522947">
            <text:p>174.522947</text:p>
          </table:table-cell>
          <table:table-cell table:number-columns-repeated="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76.084521">
            <text:p>-76.084521</text:p>
          </table:table-cell>
          <table:table-cell office:value-type="float" office:value="-24.72136">
            <text:p>-24.72136</text:p>
          </table:table-cell>
          <table:table-cell table:number-columns-repeated="4"/>
          <table:table-cell office:value-type="float" office:value="-100.569041">
            <text:p>-100.569041</text:p>
          </table:table-cell>
          <table:table-cell office:value-type="float" office:value="140.808607">
            <text:p>140.808607</text:p>
          </table:table-cell>
          <table:table-cell office:value-type="float" office:value="189.387028">
            <text:p>189.387028</text:p>
          </table:table-cell>
          <table:table-cell office:value-type="float" office:value="-4.465225">
            <text:p>-4.46522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.282032">
            <text:p>69.282032</text:p>
          </table:table-cell>
          <table:table-cell office:value-type="float" office:value="-40">
            <text:p>-40</text:p>
          </table:table-cell>
          <table:table-cell table:number-columns-repeated="4"/>
          <table:table-cell office:value-type="float" office:value="-90.16019">
            <text:p>-90.16019</text:p>
          </table:table-cell>
          <table:table-cell office:value-type="float" office:value="-25.200829">
            <text:p>-25.200829</text:p>
          </table:table-cell>
          <table:table-cell office:value-type="float" office:value="-48.354421">
            <text:p>-48.354421</text:p>
          </table:table-cell>
          <table:table-cell office:value-type="float" office:value="9.091412">
            <text:p>9.091412</text:p>
          </table:table-cell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3.915479">
            <text:p>23.915479</text:p>
          </table:table-cell>
          <table:table-cell office:value-type="float" office:value="75.27864">
            <text:p>75.27864</text:p>
          </table:table-cell>
          <table:table-cell table:number-columns-repeated="4"/>
          <table:table-cell office:value-type="float" office:value="242.810288">
            <text:p>242.810288</text:p>
          </table:table-cell>
          <table:table-cell office:value-type="float" office:value="-182.054289">
            <text:p>-182.054289</text:p>
          </table:table-cell>
          <table:table-cell office:value-type="float" office:value="-211.429137">
            <text:p>-211.429137</text:p>
          </table:table-cell>
          <table:table-cell office:value-type="float" office:value="27.770425">
            <text:p>27.770425</text:p>
          </table:table-cell>
          <table:table-cell table:number-columns-repeated="8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0.717968">
            <text:p>30.717968</text:p>
          </table:table-cell>
          <table:table-cell office:value-type="float" office:value="140">
            <text:p>140</text:p>
          </table:table-cell>
          <table:table-cell table:number-columns-repeated="4"/>
          <table:table-cell office:value-type="float" office:value="-154.225945">
            <text:p>-154.225945</text:p>
          </table:table-cell>
          <table:table-cell office:value-type="float" office:value="-135.522059">
            <text:p>-135.522059</text:p>
          </table:table-cell>
          <table:table-cell office:value-type="float" office:value="-201.485143">
            <text:p>-201.485143</text:p>
          </table:table-cell>
          <table:table-cell office:value-type="float" office:value="155.27483">
            <text:p>155.27483</text:p>
          </table:table-cell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69.282032">
            <text:p>169.282032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float" office:value="102.223372">
            <text:p>102.223372</text:p>
          </table:table-cell>
          <table:table-cell office:value-type="float" office:value="174.201904">
            <text:p>174.201904</text:p>
          </table:table-cell>
          <table:table-cell office:value-type="float" office:value="-155.651746">
            <text:p>-155.651746</text:p>
          </table:table-cell>
          <table:table-cell office:value-type="float" office:value="-138.151811">
            <text:p>-138.151811</text:p>
          </table:table-cell>
          <table:table-cell table:number-columns-repeated="8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7.02282">
            <text:p>47.02282</text:p>
          </table:table-cell>
          <table:table-cell office:value-type="float" office:value="-64.72136">
            <text:p>-64.72136</text:p>
          </table:table-cell>
          <table:table-cell table:number-columns-repeated="4"/>
          <table:table-cell office:value-type="float" office:value="64.559003">
            <text:p>64.559003</text:p>
          </table:table-cell>
          <table:table-cell office:value-type="float" office:value="82.567627">
            <text:p>82.567627</text:p>
          </table:table-cell>
          <table:table-cell office:value-type="float" office:value="53.436521">
            <text:p>53.436521</text:p>
          </table:table-cell>
          <table:table-cell office:value-type="float" office:value="125.683201">
            <text:p>125.683201</text:p>
          </table:table-cell>
          <table:table-cell table:number-columns-repeated="8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-69.282032">
            <text:p>-69.282032</text:p>
          </table:table-cell>
          <table:table-cell office:value-type="float" office:value="140">
            <text:p>140</text:p>
          </table:table-cell>
          <table:table-cell table:number-columns-repeated="6"/>
          <table:table-cell office:value-type="float" office:value="3.152113">
            <text:p>3.152113</text:p>
          </table:table-cell>
          <table:table-cell office:value-type="float" office:value="27.10389">
            <text:p>27.10389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16.632935">
            <text:p>-16.632935</text:p>
          </table:table-cell>
          <table:table-cell office:value-type="float" office:value="78.251808">
            <text:p>78.251808</text:p>
          </table:table-cell>
          <table:table-cell table:number-columns-repeated="6"/>
          <table:table-cell office:value-type="float" office:value="296.911892">
            <text:p>296.911892</text:p>
          </table:table-cell>
          <table:table-cell office:value-type="float" office:value="25.811569">
            <text:p>25.811569</text:p>
          </table:table-cell>
          <table:table-cell table:number-columns-repeated="8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79.561752">
            <text:p>179.561752</text:p>
          </table:table-cell>
          <table:table-cell office:value-type="float" office:value="91.637723">
            <text:p>91.637723</text:p>
          </table:table-cell>
          <table:table-cell table:number-columns-repeated="6"/>
          <table:table-cell office:value-type="float" office:value="-215.113949">
            <text:p>-215.113949</text:p>
          </table:table-cell>
          <table:table-cell office:value-type="float" office:value="120.740679">
            <text:p>120.740679</text:p>
          </table:table-cell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.282032">
            <text:p>69.282032</text:p>
          </table:table-cell>
          <table:table-cell office:value-type="float" office:value="60">
            <text:p>60</text:p>
          </table:table-cell>
          <table:table-cell table:number-columns-repeated="6"/>
          <table:table-cell office:value-type="float" office:value="205.717887">
            <text:p>205.717887</text:p>
          </table:table-cell>
          <table:table-cell office:value-type="float" office:value="-24.976511">
            <text:p>-24.9765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.451586">
            <text:p>59.451586</text:p>
          </table:table-cell>
          <table:table-cell office:value-type="float" office:value="153.530449">
            <text:p>153.530449</text:p>
          </table:table-cell>
          <table:table-cell table:number-columns-repeated="6"/>
          <table:table-cell office:value-type="float" office:value="-134.985023">
            <text:p>-134.985023</text:p>
          </table:table-cell>
          <table:table-cell office:value-type="float" office:value="132.944989">
            <text:p>132.94498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9.561752">
            <text:p>179.561752</text:p>
          </table:table-cell>
          <table:table-cell office:value-type="float" office:value="108.362277">
            <text:p>108.362277</text:p>
          </table:table-cell>
          <table:table-cell table:number-columns-repeated="6"/>
          <table:table-cell office:value-type="float" office:value="-126.568914">
            <text:p>-126.568914</text:p>
          </table:table-cell>
          <table:table-cell office:value-type="float" office:value="106.964962">
            <text:p>106.9649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.02282">
            <text:p>47.02282</text:p>
          </table:table-cell>
          <table:table-cell office:value-type="float" office:value="35.27864">
            <text:p>35.27864</text:p>
          </table:table-cell>
          <table:table-cell table:number-columns-repeated="6"/>
          <table:table-cell office:value-type="float" office:value="-189.135201">
            <text:p>-189.135201</text:p>
          </table:table-cell>
          <table:table-cell office:value-type="float" office:value="-139.078513">
            <text:p>-139.0785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.367065">
            <text:p>83.367065</text:p>
          </table:table-cell>
          <table:table-cell office:value-type="float" office:value="178.251808">
            <text:p>178.251808</text:p>
          </table:table-cell>
          <table:table-cell table:number-columns-repeated="6"/>
          <table:table-cell office:value-type="float" office:value="256.475967">
            <text:p>256.475967</text:p>
          </table:table-cell>
          <table:table-cell office:value-type="float" office:value="-46.591418">
            <text:p>-46.59141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.282032">
            <text:p>69.282032</text:p>
          </table:table-cell>
          <table:table-cell office:value-type="float" office:value="140">
            <text:p>140</text:p>
          </table:table-cell>
          <table:table-cell table:number-columns-repeated="6"/>
          <table:table-cell office:value-type="float" office:value="-284.129027">
            <text:p>-284.129027</text:p>
          </table:table-cell>
          <table:table-cell office:value-type="float" office:value="107.252583">
            <text:p>107.25258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-76.084521">
            <text:p>-76.084521</text:p>
          </table:table-cell>
          <table:table-cell office:value-type="float" office:value="124.72136">
            <text:p>124.72136</text:p>
          </table:table-cell>
          <table:table-cell table:number-columns-repeated="6"/>
          <table:table-cell office:value-type="float" office:value="-240.249363">
            <text:p>-240.249363</text:p>
          </table:table-cell>
          <table:table-cell office:value-type="float" office:value="179.334919">
            <text:p>179.3349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-16.632935">
            <text:p>-16.632935</text:p>
          </table:table-cell>
          <table:table-cell office:value-type="float" office:value="178.251808">
            <text:p>178.251808</text:p>
          </table:table-cell>
          <table:table-cell table:number-columns-repeated="6"/>
          <table:table-cell office:value-type="float" office:value="224.599361">
            <text:p>224.599361</text:p>
          </table:table-cell>
          <table:table-cell office:value-type="float" office:value="-34.798485">
            <text:p>-34.7984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.97718">
            <text:p>52.97718</text:p>
          </table:table-cell>
          <table:table-cell office:value-type="float" office:value="-64.72136">
            <text:p>-64.72136</text:p>
          </table:table-cell>
          <table:table-cell table:number-columns-repeated="6"/>
          <table:table-cell office:value-type="float" office:value="130.854855">
            <text:p>130.854855</text:p>
          </table:table-cell>
          <table:table-cell office:value-type="float" office:value="195.695082">
            <text:p>195.69508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-47.02282">
            <text:p>-47.02282</text:p>
          </table:table-cell>
          <table:table-cell office:value-type="float" office:value="64.72136">
            <text:p>64.72136</text:p>
          </table:table-cell>
          <table:table-cell table:number-columns-repeated="6"/>
          <table:table-cell office:value-type="float" office:value="68.910854">
            <text:p>68.910854</text:p>
          </table:table-cell>
          <table:table-cell office:value-type="float" office:value="-82.123346">
            <text:p>-82.1233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-69.282032">
            <text:p>-69.282032</text:p>
          </table:table-cell>
          <table:table-cell office:value-type="float" office:value="60">
            <text:p>60</text:p>
          </table:table-cell>
          <table:table-cell table:number-columns-repeated="6"/>
          <table:table-cell office:value-type="float" office:value="-4.434919">
            <text:p>-4.434919</text:p>
          </table:table-cell>
          <table:table-cell office:value-type="float" office:value="33.164884">
            <text:p>33.1648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.632935">
            <text:p>16.632935</text:p>
          </table:table-cell>
          <table:table-cell office:value-type="float" office:value="78.251808">
            <text:p>78.251808</text:p>
          </table:table-cell>
          <table:table-cell table:number-columns-repeated="6"/>
          <table:table-cell office:value-type="float" office:value="-27.911955">
            <text:p>-27.911955</text:p>
          </table:table-cell>
          <table:table-cell office:value-type="float" office:value="48.326745">
            <text:p>48.32674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float" office:value="135.781192">
            <text:p>135.781192</text:p>
          </table:table-cell>
          <table:table-cell office:value-type="float" office:value="-13.05344">
            <text:p>-13.053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-47.02282">
            <text:p>-47.02282</text:p>
          </table:table-cell>
          <table:table-cell office:value-type="float" office:value="-64.72136">
            <text:p>-64.72136</text:p>
          </table:table-cell>
          <table:table-cell table:number-columns-repeated="6"/>
          <table:table-cell office:value-type="float" office:value="126.904044">
            <text:p>126.904044</text:p>
          </table:table-cell>
          <table:table-cell office:value-type="float" office:value="-80.733297">
            <text:p>-80.7332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6.084521">
            <text:p>176.084521</text:p>
          </table:table-cell>
          <table:table-cell office:value-type="float" office:value="-24.72136">
            <text:p>-24.72136</text:p>
          </table:table-cell>
          <table:table-cell table:number-columns-repeated="6"/>
          <table:table-cell office:value-type="float" office:value="57.555364">
            <text:p>57.555364</text:p>
          </table:table-cell>
          <table:table-cell office:value-type="float" office:value="64.417343">
            <text:p>64.4173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-76.084521">
            <text:p>-76.084521</text:p>
          </table:table-cell>
          <table:table-cell office:value-type="float" office:value="75.27864">
            <text:p>75.27864</text:p>
          </table:table-cell>
          <table:table-cell table:number-columns-repeated="6"/>
          <table:table-cell office:value-type="float" office:value="141.433472">
            <text:p>141.433472</text:p>
          </table:table-cell>
          <table:table-cell office:value-type="float" office:value="-6.023095">
            <text:p>-6.0230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.548414">
            <text:p>40.548414</text:p>
          </table:table-cell>
          <table:table-cell office:value-type="float" office:value="-53.530449">
            <text:p>-53.530449</text:p>
          </table:table-cell>
          <table:table-cell table:number-columns-repeated="6"/>
          <table:table-cell office:value-type="float" office:value="-268.739142">
            <text:p>-268.739142</text:p>
          </table:table-cell>
          <table:table-cell office:value-type="float" office:value="143.276483">
            <text:p>143.27648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.02282">
            <text:p>47.02282</text:p>
          </table:table-cell>
          <table:table-cell office:value-type="float" office:value="64.72136">
            <text:p>64.721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-79.561752">
            <text:p>-79.561752</text:p>
          </table:table-cell>
          <table:table-cell office:value-type="float" office:value="91.637723">
            <text:p>91.63772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9.451586">
            <text:p>159.451586</text:p>
          </table:table-cell>
          <table:table-cell office:value-type="float" office:value="46.469551">
            <text:p>46.46955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.717968">
            <text:p>30.717968</text:p>
          </table:table-cell>
          <table:table-cell office:value-type="float" office:value="40">
            <text:p>4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-32.538931">
            <text:p>-32.538931</text:p>
          </table:table-cell>
          <table:table-cell office:value-type="float" office:value="173.083637">
            <text:p>173.0836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-69.282032">
            <text:p>-69.282032</text:p>
          </table:table-cell>
          <table:table-cell office:value-type="float" office:value="40">
            <text:p>4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.632935">
            <text:p>16.632935</text:p>
          </table:table-cell>
          <table:table-cell office:value-type="float" office:value="178.251808">
            <text:p>178.25180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-80">
            <text:p>-8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6.632935">
            <text:p>116.632935</text:p>
          </table:table-cell>
          <table:table-cell office:value-type="float" office:value="-78.251808">
            <text:p>-78.25180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-76.084521">
            <text:p>-76.084521</text:p>
          </table:table-cell>
          <table:table-cell office:value-type="float" office:value="24.72136">
            <text:p>24.721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9.561752">
            <text:p>179.561752</text:p>
          </table:table-cell>
          <table:table-cell office:value-type="float" office:value="8.362277">
            <text:p>8.36227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7.02282">
            <text:p>47.02282</text:p>
          </table:table-cell>
          <table:table-cell office:value-type="float" office:value="164.72136">
            <text:p>164.721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9.561752">
            <text:p>79.561752</text:p>
          </table:table-cell>
          <table:table-cell office:value-type="float" office:value="108.362277">
            <text:p>108.36227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2.538931">
            <text:p>132.538931</text:p>
          </table:table-cell>
          <table:table-cell office:value-type="float" office:value="26.916363">
            <text:p>26.91636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6.084521">
            <text:p>176.084521</text:p>
          </table:table-cell>
          <table:table-cell office:value-type="float" office:value="75.27864">
            <text:p>75.2786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6.084521">
            <text:p>76.084521</text:p>
          </table:table-cell>
          <table:table-cell office:value-type="float" office:value="-24.72136">
            <text:p>-24.721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6.084521">
            <text:p>76.084521</text:p>
          </table:table-cell>
          <table:table-cell office:value-type="float" office:value="124.72136">
            <text:p>124.721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-59.451586">
            <text:p>-59.451586</text:p>
          </table:table-cell>
          <table:table-cell office:value-type="float" office:value="-53.530449">
            <text:p>-53.5304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2.538931">
            <text:p>132.538931</text:p>
          </table:table-cell>
          <table:table-cell office:value-type="float" office:value="173.083637">
            <text:p>173.0836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.717968">
            <text:p>30.717968</text:p>
          </table:table-cell>
          <table:table-cell office:value-type="float" office:value="-40">
            <text:p>-40</text:p>
          </table:table-cell>
          <table:table-cell table:number-columns-repeated="1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02/12/2023</text:date>, <text:time>14:4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olina </meta:initial-creator>
    <meta:creation-date>2023-02-12T09:59:03.80</meta:creation-date>
    <dc:date>2023-02-12T14:45:55.96</dc:date>
    <dc:creator>Karolina </dc:creator>
    <meta:editing-duration>PT42M27S</meta:editing-duration>
    <meta:editing-cycles>2</meta:editing-cycles>
    <meta:generator>OpenOffice/4.1.13$Win32 OpenOffice.org_project/4113m1$Build-9810</meta:generator>
    <meta:document-statistic meta:table-count="3" meta:cell-count="107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scatter" chart:style-name="ch1">
        <chart:title svg:x="7.468cm" svg:y="0.316cm" chart:style-name="ch2">
          <text:p>test0</text:p>
        </chart:title>
        <chart:legend chart:legend-position="end" svg:x="13.924cm" svg:y="4.189cm" style:legend-expansion="high" chart:style-name="ch3"/>
        <chart:plot-area chart:style-name="ch4" table:cell-range-address="Tabelle1.A2:Tabelle1.B85" svg:x="0.742cm" svg:y="0.961cm" svg:width="12.513cm" svg:height="7.546cm">
          <chartooo:coordinate-region svg:x="0.98cm" svg:y="1.173cm" svg:width="11.995cm" svg:height="6.66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85" chart:class="chart:scatter">
            <chart:domain table:cell-range-address="Tabelle1.A2:Tabelle1.A85"/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Tabelle1.A2:Tabelle1.A85</svg:desc>
                </draw:g>
              </table:table-cell>
              <table:table-cell office:value-type="float" office:value="0">
                <text:p>0</text:p>
                <draw:g>
                  <svg:desc>Tabelle1.B2:Tabelle1.B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">
                <text:p>3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">
                <text:p>2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">
                <text:p>2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0">
                <text:p>2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">
                <text:p>1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">
                <text:p>-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0">
                <text:p>2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5">
                <text:p>4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">
                <text:p>4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0">
                <text:p>2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">
                <text:p>1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0">
                <text:p>3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">
                <text:p>3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0">
                <text:p>3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0">
                <text:p>1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0">
                <text:p>3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0">
                <text:p>3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0">
                <text:p>3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">
                <text:p>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0">
                <text:p>3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title svg:x="7.468cm" svg:y="0.315cm" chart:style-name="ch2">
          <text:p>test1</text:p>
        </chart:title>
        <chart:legend chart:legend-position="end" svg:x="13.925cm" svg:y="4.178cm" style:legend-expansion="high" chart:style-name="ch3"/>
        <chart:plot-area chart:style-name="ch4" table:cell-range-address="Tabelle1.C2:Tabelle1.D61" svg:x="0.77cm" svg:y="1.631cm" svg:width="12.515cm" svg:height="6.75cm">
          <chartooo:coordinate-region svg:x="1.102cm" svg:y="1.843cm" svg:width="11.903cm" svg:height="6.3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61" chart:class="chart:scatter">
            <chart:domain table:cell-range-address="Tabelle1.C2:Tabelle1.C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347329">
                <text:p>81.347329</text:p>
                <draw:g>
                  <svg:desc>Tabelle1.C2:Tabelle1.C61</svg:desc>
                </draw:g>
              </table:table-cell>
              <table:table-cell office:value-type="float" office:value="182.709092">
                <text:p>182.709092</text:p>
                <draw:g>
                  <svg:desc>Tabelle1.D2:Tabelle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347329">
                <text:p>81.347329</text:p>
              </table:table-cell>
              <table:table-cell office:value-type="float" office:value="-182.709092">
                <text:p>-182.70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.167788">
                <text:p>88.167788</text:p>
              </table:table-cell>
              <table:table-cell office:value-type="float" office:value="-121.352549">
                <text:p>-121.35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7.55705">
                <text:p>-117.55705</text:p>
              </table:table-cell>
              <table:table-cell office:value-type="float" office:value="-161.803399">
                <text:p>-161.803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1.582338">
                <text:p>-41.582338</text:p>
              </table:table-cell>
              <table:table-cell office:value-type="float" office:value="-195.62952">
                <text:p>-195.62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.178284">
                <text:p>149.178284</text:p>
              </table:table-cell>
              <table:table-cell office:value-type="float" office:value="-15.679269">
                <text:p>-15.679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1.471724">
                <text:p>-111.471724</text:p>
              </table:table-cell>
              <table:table-cell office:value-type="float" office:value="-100.369591">
                <text:p>-100.369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.205081">
                <text:p>-173.20508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9.903811">
                <text:p>-129.90381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.211303">
                <text:p>190.211303</text:p>
              </table:table-cell>
              <table:table-cell office:value-type="float" office:value="61.803399">
                <text:p>61.803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.628965">
                <text:p>148.628965</text:p>
              </table:table-cell>
              <table:table-cell office:value-type="float" office:value="133.826121">
                <text:p>133.826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1.582338">
                <text:p>-41.582338</text:p>
              </table:table-cell>
              <table:table-cell office:value-type="float" office:value="195.62952">
                <text:p>195.62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7.55705">
                <text:p>-117.55705</text:p>
              </table:table-cell>
              <table:table-cell office:value-type="float" office:value="161.803399">
                <text:p>161.803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11.471724">
                <text:p>-111.471724</text:p>
              </table:table-cell>
              <table:table-cell office:value-type="float" office:value="100.369591">
                <text:p>100.3695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8.904379">
                <text:p>198.904379</text:p>
              </table:table-cell>
              <table:table-cell office:value-type="float" office:value="20.905693">
                <text:p>20.905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1.186754">
                <text:p>-31.186754</text:p>
              </table:table-cell>
              <table:table-cell office:value-type="float" office:value="146.72214">
                <text:p>146.72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.903811">
                <text:p>129.9038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8.628965">
                <text:p>-148.628965</text:p>
              </table:table-cell>
              <table:table-cell office:value-type="float" office:value="133.826121">
                <text:p>133.826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9.178284">
                <text:p>-149.178284</text:p>
              </table:table-cell>
              <table:table-cell office:value-type="float" office:value="15.679269">
                <text:p>15.679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8.628965">
                <text:p>-148.628965</text:p>
              </table:table-cell>
              <table:table-cell office:value-type="float" office:value="-133.826121">
                <text:p>-133.826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1.347329">
                <text:p>-81.347329</text:p>
              </table:table-cell>
              <table:table-cell office:value-type="float" office:value="182.709092">
                <text:p>182.7090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9.903811">
                <text:p>-129.9038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3.205081">
                <text:p>173.20508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98.904379">
                <text:p>-198.904379</text:p>
              </table:table-cell>
              <table:table-cell office:value-type="float" office:value="-20.905693">
                <text:p>-20.905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8.167788">
                <text:p>-88.167788</text:p>
              </table:table-cell>
              <table:table-cell office:value-type="float" office:value="-121.352549">
                <text:p>-121.352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42.658477">
                <text:p>-142.658477</text:p>
              </table:table-cell>
              <table:table-cell office:value-type="float" office:value="46.352549">
                <text:p>46.352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.471724">
                <text:p>111.471724</text:p>
              </table:table-cell>
              <table:table-cell office:value-type="float" office:value="-100.369591">
                <text:p>-100.369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.658477">
                <text:p>142.658477</text:p>
              </table:table-cell>
              <table:table-cell office:value-type="float" office:value="46.352549">
                <text:p>46.3525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010496">
                <text:p>61.010496</text:p>
              </table:table-cell>
              <table:table-cell office:value-type="float" office:value="137.031819">
                <text:p>137.031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186754">
                <text:p>31.186754</text:p>
              </table:table-cell>
              <table:table-cell office:value-type="float" office:value="146.72214">
                <text:p>146.722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.010496">
                <text:p>61.010496</text:p>
              </table:table-cell>
              <table:table-cell office:value-type="float" office:value="-137.031819">
                <text:p>-137.0318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186754">
                <text:p>31.186754</text:p>
              </table:table-cell>
              <table:table-cell office:value-type="float" office:value="-146.72214">
                <text:p>-146.72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167788">
                <text:p>88.167788</text:p>
              </table:table-cell>
              <table:table-cell office:value-type="float" office:value="121.352549">
                <text:p>121.352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1.347329">
                <text:p>-81.347329</text:p>
              </table:table-cell>
              <table:table-cell office:value-type="float" office:value="-182.709092">
                <text:p>-182.709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.178284">
                <text:p>149.178284</text:p>
              </table:table-cell>
              <table:table-cell office:value-type="float" office:value="15.679269">
                <text:p>15.6792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.471724">
                <text:p>111.471724</text:p>
              </table:table-cell>
              <table:table-cell office:value-type="float" office:value="100.369591">
                <text:p>100.369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2.658477">
                <text:p>-142.658477</text:p>
              </table:table-cell>
              <table:table-cell office:value-type="float" office:value="-46.352549">
                <text:p>-46.3525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.658477">
                <text:p>142.658477</text:p>
              </table:table-cell>
              <table:table-cell office:value-type="float" office:value="-46.352549">
                <text:p>-46.3525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7.55705">
                <text:p>117.55705</text:p>
              </table:table-cell>
              <table:table-cell office:value-type="float" office:value="161.803399">
                <text:p>161.8033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9.178284">
                <text:p>-149.178284</text:p>
              </table:table-cell>
              <table:table-cell office:value-type="float" office:value="-15.679269">
                <text:p>-15.679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1.010496">
                <text:p>-61.010496</text:p>
              </table:table-cell>
              <table:table-cell office:value-type="float" office:value="137.031819">
                <text:p>137.0318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.582338">
                <text:p>41.582338</text:p>
              </table:table-cell>
              <table:table-cell office:value-type="float" office:value="-195.62952">
                <text:p>-195.62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73.205081">
                <text:p>-173.2050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.205081">
                <text:p>173.2050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.628965">
                <text:p>148.628965</text:p>
              </table:table-cell>
              <table:table-cell office:value-type="float" office:value="-133.826121">
                <text:p>-133.826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0.211303">
                <text:p>-190.211303</text:p>
              </table:table-cell>
              <table:table-cell office:value-type="float" office:value="61.803399">
                <text:p>61.803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7.55705">
                <text:p>117.55705</text:p>
              </table:table-cell>
              <table:table-cell office:value-type="float" office:value="-161.803399">
                <text:p>-161.803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1.010496">
                <text:p>-61.010496</text:p>
              </table:table-cell>
              <table:table-cell office:value-type="float" office:value="-137.031819">
                <text:p>-137.031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0.211303">
                <text:p>-190.211303</text:p>
              </table:table-cell>
              <table:table-cell office:value-type="float" office:value="-61.803399">
                <text:p>-61.8033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8.167788">
                <text:p>-88.167788</text:p>
              </table:table-cell>
              <table:table-cell office:value-type="float" office:value="121.352549">
                <text:p>121.352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1.186754">
                <text:p>-31.186754</text:p>
              </table:table-cell>
              <table:table-cell office:value-type="float" office:value="-146.72214">
                <text:p>-146.722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98.904379">
                <text:p>-198.904379</text:p>
              </table:table-cell>
              <table:table-cell office:value-type="float" office:value="20.905693">
                <text:p>20.9056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0.211303">
                <text:p>190.211303</text:p>
              </table:table-cell>
              <table:table-cell office:value-type="float" office:value="-61.803399">
                <text:p>-61.8033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.903811">
                <text:p>129.90381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.582338">
                <text:p>41.582338</text:p>
              </table:table-cell>
              <table:table-cell office:value-type="float" office:value="195.62952">
                <text:p>195.629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.904379">
                <text:p>198.904379</text:p>
              </table:table-cell>
              <table:table-cell office:value-type="float" office:value="-20.905693">
                <text:p>-20.905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8.981cm" xlink:href=".." xlink:type="simple" chart:class="chart:scatter" chart:style-name="ch1">
        <chart:title svg:x="7.454cm" svg:y="0.315cm" chart:style-name="ch2">
          <text:p>test2</text:p>
        </chart:title>
        <chart:legend chart:legend-position="end" svg:x="13.924cm" svg:y="4.178cm" style:legend-expansion="high" chart:style-name="ch3"/>
        <chart:plot-area chart:style-name="ch4" table:cell-range-address="Tabelle1.E2:Tabelle1.F121" svg:x="0.769cm" svg:y="1.631cm" svg:width="12.517cm" svg:height="6.751cm">
          <chartooo:coordinate-region svg:x="1.101cm" svg:y="1.843cm" svg:width="11.905cm" svg:height="6.3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F2:Tabelle1.F121" chart:class="chart:scatter">
            <chart:domain table:cell-range-address="Tabelle1.E2:Tabelle1.E121"/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9.282032">
                <text:p>169.282032</text:p>
                <draw:g>
                  <svg:desc>Tabelle1.E2:Tabelle1.E121</svg:desc>
                </draw:g>
              </table:table-cell>
              <table:table-cell office:value-type="float" office:value="140">
                <text:p>140</text:p>
                <draw:g>
                  <svg:desc>Tabelle1.F2:Tabelle1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.561752">
                <text:p>179.561752</text:p>
              </table:table-cell>
              <table:table-cell office:value-type="float" office:value="-8.362277">
                <text:p>-8.362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32935">
                <text:p>16.632935</text:p>
              </table:table-cell>
              <table:table-cell office:value-type="float" office:value="-78.251808">
                <text:p>-78.251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084521">
                <text:p>176.084521</text:p>
              </table:table-cell>
              <table:table-cell office:value-type="float" office:value="124.72136">
                <text:p>124.72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.538931">
                <text:p>-32.538931</text:p>
              </table:table-cell>
              <table:table-cell office:value-type="float" office:value="73.083637">
                <text:p>73.083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.084521">
                <text:p>76.084521</text:p>
              </table:table-cell>
              <table:table-cell office:value-type="float" office:value="75.27864">
                <text:p>75.27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538931">
                <text:p>32.538931</text:p>
              </table:table-cell>
              <table:table-cell office:value-type="float" office:value="173.083637">
                <text:p>173.083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9.561752">
                <text:p>-79.561752</text:p>
              </table:table-cell>
              <table:table-cell office:value-type="float" office:value="108.362277">
                <text:p>108.362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.538931">
                <text:p>132.538931</text:p>
              </table:table-cell>
              <table:table-cell office:value-type="float" office:value="73.083637">
                <text:p>73.083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561752">
                <text:p>79.561752</text:p>
              </table:table-cell>
              <table:table-cell office:value-type="float" office:value="8.362277">
                <text:p>8.362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451586">
                <text:p>59.451586</text:p>
              </table:table-cell>
              <table:table-cell office:value-type="float" office:value="46.469551">
                <text:p>46.469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548414">
                <text:p>40.548414</text:p>
              </table:table-cell>
              <table:table-cell office:value-type="float" office:value="53.530449">
                <text:p>53.530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915479">
                <text:p>23.915479</text:p>
              </table:table-cell>
              <table:table-cell office:value-type="float" office:value="-24.72136">
                <text:p>-24.72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367065">
                <text:p>83.367065</text:p>
              </table:table-cell>
              <table:table-cell office:value-type="float" office:value="78.251808">
                <text:p>78.251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.084521">
                <text:p>176.084521</text:p>
              </table:table-cell>
              <table:table-cell office:value-type="float" office:value="24.72136">
                <text:p>24.72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.632935">
                <text:p>116.632935</text:p>
              </table:table-cell>
              <table:table-cell office:value-type="float" office:value="21.748192">
                <text:p>21.748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915479">
                <text:p>23.915479</text:p>
              </table:table-cell>
              <table:table-cell office:value-type="float" office:value="24.72136">
                <text:p>24.72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9.451586">
                <text:p>-59.451586</text:p>
              </table:table-cell>
              <table:table-cell office:value-type="float" office:value="53.530449">
                <text:p>53.530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7.02282">
                <text:p>-47.02282</text:p>
              </table:table-cell>
              <table:table-cell office:value-type="float" office:value="35.27864">
                <text:p>35.27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9.561752">
                <text:p>-79.561752</text:p>
              </table:table-cell>
              <table:table-cell office:value-type="float" office:value="8.362277">
                <text:p>8.3622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.282032">
                <text:p>69.2820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.367065">
                <text:p>83.367065</text:p>
              </table:table-cell>
              <table:table-cell office:value-type="float" office:value="-78.251808">
                <text:p>-78.251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632935">
                <text:p>16.632935</text:p>
              </table:table-cell>
              <table:table-cell office:value-type="float" office:value="21.748192">
                <text:p>21.748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.632935">
                <text:p>116.632935</text:p>
              </table:table-cell>
              <table:table-cell office:value-type="float" office:value="178.251808">
                <text:p>178.251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9.561752">
                <text:p>-79.561752</text:p>
              </table:table-cell>
              <table:table-cell office:value-type="float" office:value="-8.362277">
                <text:p>-8.362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.084521">
                <text:p>76.084521</text:p>
              </table:table-cell>
              <table:table-cell office:value-type="float" office:value="24.72136">
                <text:p>24.72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.451586">
                <text:p>159.451586</text:p>
              </table:table-cell>
              <table:table-cell office:value-type="float" office:value="53.530449">
                <text:p>53.530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561752">
                <text:p>79.561752</text:p>
              </table:table-cell>
              <table:table-cell office:value-type="float" office:value="91.637723">
                <text:p>91.637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438248">
                <text:p>20.438248</text:p>
              </table:table-cell>
              <table:table-cell office:value-type="float" office:value="91.637723">
                <text:p>91.637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9.451586">
                <text:p>-59.451586</text:p>
              </table:table-cell>
              <table:table-cell office:value-type="float" office:value="153.530449">
                <text:p>153.5304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.02282">
                <text:p>147.02282</text:p>
              </table:table-cell>
              <table:table-cell office:value-type="float" office:value="35.27864">
                <text:p>35.27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.451586">
                <text:p>159.451586</text:p>
              </table:table-cell>
              <table:table-cell office:value-type="float" office:value="153.530449">
                <text:p>153.5304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9.451586">
                <text:p>-59.451586</text:p>
              </table:table-cell>
              <table:table-cell office:value-type="float" office:value="46.469551">
                <text:p>46.469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632935">
                <text:p>-16.632935</text:p>
              </table:table-cell>
              <table:table-cell office:value-type="float" office:value="-78.251808">
                <text:p>-78.251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97718">
                <text:p>52.97718</text:p>
              </table:table-cell>
              <table:table-cell office:value-type="float" office:value="35.27864">
                <text:p>35.27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.461069">
                <text:p>67.461069</text:p>
              </table:table-cell>
              <table:table-cell office:value-type="float" office:value="-73.083637">
                <text:p>-73.083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438248">
                <text:p>20.438248</text:p>
              </table:table-cell>
              <table:table-cell office:value-type="float" office:value="-8.362277">
                <text:p>-8.3622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451586">
                <text:p>59.451586</text:p>
              </table:table-cell>
              <table:table-cell office:value-type="float" office:value="-53.530449">
                <text:p>-53.530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.282032">
                <text:p>169.2820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538931">
                <text:p>32.538931</text:p>
              </table:table-cell>
              <table:table-cell office:value-type="float" office:value="73.083637">
                <text:p>73.083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451586">
                <text:p>59.451586</text:p>
              </table:table-cell>
              <table:table-cell office:value-type="float" office:value="53.530449">
                <text:p>53.530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2.538931">
                <text:p>-32.538931</text:p>
              </table:table-cell>
              <table:table-cell office:value-type="float" office:value="-73.083637">
                <text:p>-73.0836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9.451586">
                <text:p>159.451586</text:p>
              </table:table-cell>
              <table:table-cell office:value-type="float" office:value="-53.530449">
                <text:p>-53.5304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.97718">
                <text:p>52.97718</text:p>
              </table:table-cell>
              <table:table-cell office:value-type="float" office:value="164.72136">
                <text:p>164.72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2.538931">
                <text:p>-32.538931</text:p>
              </table:table-cell>
              <table:table-cell office:value-type="float" office:value="26.916363">
                <text:p>26.916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69.282032">
                <text:p>-69.28203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.461069">
                <text:p>67.461069</text:p>
              </table:table-cell>
              <table:table-cell office:value-type="float" office:value="173.083637">
                <text:p>173.0836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.367065">
                <text:p>83.367065</text:p>
              </table:table-cell>
              <table:table-cell office:value-type="float" office:value="21.748192">
                <text:p>21.748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717968">
                <text:p>30.7179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.282032">
                <text:p>169.28203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.97718">
                <text:p>52.97718</text:p>
              </table:table-cell>
              <table:table-cell office:value-type="float" office:value="64.72136">
                <text:p>64.72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438248">
                <text:p>20.438248</text:p>
              </table:table-cell>
              <table:table-cell office:value-type="float" office:value="108.362277">
                <text:p>108.362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.02282">
                <text:p>147.02282</text:p>
              </table:table-cell>
              <table:table-cell office:value-type="float" office:value="164.72136">
                <text:p>164.72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.02282">
                <text:p>147.02282</text:p>
              </table:table-cell>
              <table:table-cell office:value-type="float" office:value="-64.72136">
                <text:p>-64.721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.538931">
                <text:p>132.538931</text:p>
              </table:table-cell>
              <table:table-cell office:value-type="float" office:value="-73.083637">
                <text:p>-73.0836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.461069">
                <text:p>67.461069</text:p>
              </table:table-cell>
              <table:table-cell office:value-type="float" office:value="26.916363">
                <text:p>26.9163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.461069">
                <text:p>67.461069</text:p>
              </table:table-cell>
              <table:table-cell office:value-type="float" office:value="73.083637">
                <text:p>73.083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915479">
                <text:p>23.915479</text:p>
              </table:table-cell>
              <table:table-cell office:value-type="float" office:value="124.72136">
                <text:p>124.721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.538931">
                <text:p>32.538931</text:p>
              </table:table-cell>
              <table:table-cell office:value-type="float" office:value="-73.083637">
                <text:p>-73.0836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.632935">
                <text:p>116.632935</text:p>
              </table:table-cell>
              <table:table-cell office:value-type="float" office:value="78.251808">
                <text:p>78.2518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9.561752">
                <text:p>79.561752</text:p>
              </table:table-cell>
              <table:table-cell office:value-type="float" office:value="-8.362277">
                <text:p>-8.3622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7.02282">
                <text:p>-47.02282</text:p>
              </table:table-cell>
              <table:table-cell office:value-type="float" office:value="164.72136">
                <text:p>164.72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.438248">
                <text:p>20.438248</text:p>
              </table:table-cell>
              <table:table-cell office:value-type="float" office:value="8.362277">
                <text:p>8.3622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548414">
                <text:p>40.548414</text:p>
              </table:table-cell>
              <table:table-cell office:value-type="float" office:value="153.530449">
                <text:p>153.5304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7.02282">
                <text:p>147.02282</text:p>
              </table:table-cell>
              <table:table-cell office:value-type="float" office:value="64.72136">
                <text:p>64.72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.548414">
                <text:p>40.548414</text:p>
              </table:table-cell>
              <table:table-cell office:value-type="float" office:value="46.469551">
                <text:p>46.469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6.632935">
                <text:p>-16.632935</text:p>
              </table:table-cell>
              <table:table-cell office:value-type="float" office:value="21.748192">
                <text:p>21.748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.538931">
                <text:p>32.538931</text:p>
              </table:table-cell>
              <table:table-cell office:value-type="float" office:value="26.916363">
                <text:p>26.916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6.084521">
                <text:p>-76.084521</text:p>
              </table:table-cell>
              <table:table-cell office:value-type="float" office:value="-24.72136">
                <text:p>-24.721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282032">
                <text:p>69.28203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915479">
                <text:p>23.915479</text:p>
              </table:table-cell>
              <table:table-cell office:value-type="float" office:value="75.27864">
                <text:p>75.27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.717968">
                <text:p>30.71796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.282032">
                <text:p>169.2820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02282">
                <text:p>47.02282</text:p>
              </table:table-cell>
              <table:table-cell office:value-type="float" office:value="-64.72136">
                <text:p>-64.72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9.282032">
                <text:p>-69.2820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6.632935">
                <text:p>-16.632935</text:p>
              </table:table-cell>
              <table:table-cell office:value-type="float" office:value="78.251808">
                <text:p>78.2518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9.561752">
                <text:p>179.561752</text:p>
              </table:table-cell>
              <table:table-cell office:value-type="float" office:value="91.637723">
                <text:p>91.637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.282032">
                <text:p>69.2820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.451586">
                <text:p>59.451586</text:p>
              </table:table-cell>
              <table:table-cell office:value-type="float" office:value="153.530449">
                <text:p>153.530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9.561752">
                <text:p>179.561752</text:p>
              </table:table-cell>
              <table:table-cell office:value-type="float" office:value="108.362277">
                <text:p>108.362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02282">
                <text:p>47.02282</text:p>
              </table:table-cell>
              <table:table-cell office:value-type="float" office:value="35.27864">
                <text:p>35.27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.367065">
                <text:p>83.367065</text:p>
              </table:table-cell>
              <table:table-cell office:value-type="float" office:value="178.251808">
                <text:p>178.2518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.282032">
                <text:p>69.2820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6.084521">
                <text:p>-76.084521</text:p>
              </table:table-cell>
              <table:table-cell office:value-type="float" office:value="124.72136">
                <text:p>124.72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6.632935">
                <text:p>-16.632935</text:p>
              </table:table-cell>
              <table:table-cell office:value-type="float" office:value="178.251808">
                <text:p>178.251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.97718">
                <text:p>52.97718</text:p>
              </table:table-cell>
              <table:table-cell office:value-type="float" office:value="-64.72136">
                <text:p>-64.721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7.02282">
                <text:p>-47.02282</text:p>
              </table:table-cell>
              <table:table-cell office:value-type="float" office:value="64.72136">
                <text:p>64.72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9.282032">
                <text:p>-69.2820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632935">
                <text:p>16.632935</text:p>
              </table:table-cell>
              <table:table-cell office:value-type="float" office:value="78.251808">
                <text:p>78.251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7.02282">
                <text:p>-47.02282</text:p>
              </table:table-cell>
              <table:table-cell office:value-type="float" office:value="-64.72136">
                <text:p>-64.72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6.084521">
                <text:p>176.084521</text:p>
              </table:table-cell>
              <table:table-cell office:value-type="float" office:value="-24.72136">
                <text:p>-24.721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6.084521">
                <text:p>-76.084521</text:p>
              </table:table-cell>
              <table:table-cell office:value-type="float" office:value="75.27864">
                <text:p>75.27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.548414">
                <text:p>40.548414</text:p>
              </table:table-cell>
              <table:table-cell office:value-type="float" office:value="-53.530449">
                <text:p>-53.5304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.02282">
                <text:p>47.02282</text:p>
              </table:table-cell>
              <table:table-cell office:value-type="float" office:value="64.72136">
                <text:p>64.72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.561752">
                <text:p>-79.561752</text:p>
              </table:table-cell>
              <table:table-cell office:value-type="float" office:value="91.637723">
                <text:p>91.637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9.451586">
                <text:p>159.451586</text:p>
              </table:table-cell>
              <table:table-cell office:value-type="float" office:value="46.469551">
                <text:p>46.469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.717968">
                <text:p>30.7179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2.538931">
                <text:p>-32.538931</text:p>
              </table:table-cell>
              <table:table-cell office:value-type="float" office:value="173.083637">
                <text:p>173.0836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69.282032">
                <text:p>-69.2820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632935">
                <text:p>16.632935</text:p>
              </table:table-cell>
              <table:table-cell office:value-type="float" office:value="178.251808">
                <text:p>178.2518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6.632935">
                <text:p>116.632935</text:p>
              </table:table-cell>
              <table:table-cell office:value-type="float" office:value="-78.251808">
                <text:p>-78.2518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6.084521">
                <text:p>-76.084521</text:p>
              </table:table-cell>
              <table:table-cell office:value-type="float" office:value="24.72136">
                <text:p>24.72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9.561752">
                <text:p>179.561752</text:p>
              </table:table-cell>
              <table:table-cell office:value-type="float" office:value="8.362277">
                <text:p>8.3622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.02282">
                <text:p>47.02282</text:p>
              </table:table-cell>
              <table:table-cell office:value-type="float" office:value="164.72136">
                <text:p>164.721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.561752">
                <text:p>79.561752</text:p>
              </table:table-cell>
              <table:table-cell office:value-type="float" office:value="108.362277">
                <text:p>108.3622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.538931">
                <text:p>132.538931</text:p>
              </table:table-cell>
              <table:table-cell office:value-type="float" office:value="26.916363">
                <text:p>26.9163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6.084521">
                <text:p>176.084521</text:p>
              </table:table-cell>
              <table:table-cell office:value-type="float" office:value="75.27864">
                <text:p>75.27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6.084521">
                <text:p>76.084521</text:p>
              </table:table-cell>
              <table:table-cell office:value-type="float" office:value="-24.72136">
                <text:p>-24.721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084521">
                <text:p>76.084521</text:p>
              </table:table-cell>
              <table:table-cell office:value-type="float" office:value="124.72136">
                <text:p>124.72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9.451586">
                <text:p>-59.451586</text:p>
              </table:table-cell>
              <table:table-cell office:value-type="float" office:value="-53.530449">
                <text:p>-53.5304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.538931">
                <text:p>132.538931</text:p>
              </table:table-cell>
              <table:table-cell office:value-type="float" office:value="173.083637">
                <text:p>173.0836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.717968">
                <text:p>30.717968</text:p>
              </table:table-cell>
              <table:table-cell office:value-type="float" office:value="-40">
                <text:p>-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24cm" svg:y="0.209cm" chart:style-name="ch2">
          <text:p>test3</text:p>
        </chart:title>
        <chart:legend chart:legend-position="end" svg:x="13.922cm" svg:y="4.188cm" style:legend-expansion="high" chart:style-name="ch3"/>
        <chart:plot-area chart:style-name="ch4" table:cell-range-address="Tabelle1.G2:Tabelle1.H26" svg:x="0.77cm" svg:y="1.635cm" svg:width="12.512cm" svg:height="6.765cm">
          <chartooo:coordinate-region svg:x="1.102cm" svg:y="1.847cm" svg:width="11.9cm" svg:height="6.3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H2:Tabelle1.H26" chart:class="chart:scatter">
            <chart:domain table:cell-range-address="Tabelle1.G2:Tabelle1.G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12169">
                <text:p>20.212169</text:p>
                <draw:g>
                  <svg:desc>Tabelle1.G2:Tabelle1.G26</svg:desc>
                </draw:g>
              </table:table-cell>
              <table:table-cell office:value-type="float" office:value="156.013261">
                <text:p>156.013261</text:p>
                <draw:g>
                  <svg:desc>Tabelle1.H2:Tabelle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2.864121">
                <text:p>-82.864121</text:p>
              </table:table-cell>
              <table:table-cell office:value-type="float" office:value="-104.1736">
                <text:p>-104.1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.130159">
                <text:p>153.130159</text:p>
              </table:table-cell>
              <table:table-cell office:value-type="float" office:value="-20.36091">
                <text:p>-20.36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9.104485">
                <text:p>-129.104485</text:p>
              </table:table-cell>
              <table:table-cell office:value-type="float" office:value="-155.04164">
                <text:p>-155.04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.498782">
                <text:p>101.498782</text:p>
              </table:table-cell>
              <table:table-cell office:value-type="float" office:value="33.484198">
                <text:p>33.484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.72313">
                <text:p>-16.72313</text:p>
              </table:table-cell>
              <table:table-cell office:value-type="float" office:value="-12.689542">
                <text:p>-12.6895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9.848226">
                <text:p>-239.848226</text:p>
              </table:table-cell>
              <table:table-cell office:value-type="float" office:value="8.671399">
                <text:p>8.671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4.088455">
                <text:p>-154.088455</text:p>
              </table:table-cell>
              <table:table-cell office:value-type="float" office:value="115.022553">
                <text:p>115.0225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9.446709">
                <text:p>139.446709</text:p>
              </table:table-cell>
              <table:table-cell office:value-type="float" office:value="0.233238">
                <text:p>0.233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.832862">
                <text:p>144.832862</text:p>
              </table:table-cell>
              <table:table-cell office:value-type="float" office:value="-43.476284">
                <text:p>-43.476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971208">
                <text:p>-20.971208</text:p>
              </table:table-cell>
              <table:table-cell office:value-type="float" office:value="-5.637107">
                <text:p>-5.637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9.414022">
                <text:p>-239.414022</text:p>
              </table:table-cell>
              <table:table-cell office:value-type="float" office:value="40.427118">
                <text:p>40.427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91.716829">
                <text:p>-191.716829</text:p>
              </table:table-cell>
              <table:table-cell office:value-type="float" office:value="-28.360492">
                <text:p>-28.360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913721">
                <text:p>28.913721</text:p>
              </table:table-cell>
              <table:table-cell office:value-type="float" office:value="58.69988">
                <text:p>58.69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7.317503">
                <text:p>-137.317503</text:p>
              </table:table-cell>
              <table:table-cell office:value-type="float" office:value="-20.146939">
                <text:p>-20.146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789917">
                <text:p>94.789917</text:p>
              </table:table-cell>
              <table:table-cell office:value-type="float" office:value="-67.087689">
                <text:p>-67.087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7.988514">
                <text:p>-107.988514</text:p>
              </table:table-cell>
              <table:table-cell office:value-type="float" office:value="185.173669">
                <text:p>185.173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19.148505">
                <text:p>-219.148505</text:p>
              </table:table-cell>
              <table:table-cell office:value-type="float" office:value="103.685337">
                <text:p>103.6853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8.760442">
                <text:p>-98.760442</text:p>
              </table:table-cell>
              <table:table-cell office:value-type="float" office:value="-81.770618">
                <text:p>-81.7706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9.026308">
                <text:p>-119.026308</text:p>
              </table:table-cell>
              <table:table-cell office:value-type="float" office:value="168.453598">
                <text:p>168.453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00814">
                <text:p>51.00814</text:p>
              </table:table-cell>
              <table:table-cell office:value-type="float" office:value="5.769601">
                <text:p>5.769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137753">
                <text:p>42.137753</text:p>
              </table:table-cell>
              <table:table-cell office:value-type="float" office:value="-60.319863">
                <text:p>-60.319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40.369194">
                <text:p>-240.369194</text:p>
              </table:table-cell>
              <table:table-cell office:value-type="float" office:value="57.426131">
                <text:p>57.426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21.149792">
                <text:p>-221.149792</text:p>
              </table:table-cell>
              <table:table-cell office:value-type="float" office:value="-32.862538">
                <text:p>-32.8625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379688">
                <text:p>33.379688</text:p>
              </table:table-cell>
              <table:table-cell office:value-type="float" office:value="100.161238">
                <text:p>100.1612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07cm" svg:y="0.21cm" chart:style-name="ch2">
          <text:p>test4</text:p>
        </chart:title>
        <chart:legend chart:legend-position="end" svg:x="14.001cm" svg:y="4.188cm" style:legend-expansion="high" chart:style-name="ch3"/>
        <chart:plot-area chart:style-name="ch4" table:cell-range-address="Tabelle1.I2:Tabelle1.J61" svg:x="0.77cm" svg:y="1.635cm" svg:width="12.591cm" svg:height="6.765cm">
          <chartooo:coordinate-region svg:x="1.101cm" svg:y="1.847cm" svg:width="11.98cm" svg:height="6.3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J2:Tabelle1.J61" chart:class="chart:scatter">
            <chart:domain table:cell-range-address="Tabelle1.I2:Tabelle1.I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1.67899">
                <text:p>-281.67899</text:p>
                <draw:g>
                  <svg:desc>Tabelle1.I2:Tabelle1.I61</svg:desc>
                </draw:g>
              </table:table-cell>
              <table:table-cell office:value-type="float" office:value="-187.717923">
                <text:p>-187.717923</text:p>
                <draw:g>
                  <svg:desc>Tabelle1.J2:Tabelle1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.63955">
                <text:p>239.63955</text:p>
              </table:table-cell>
              <table:table-cell office:value-type="float" office:value="79.491132">
                <text:p>79.491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8.868593">
                <text:p>-258.868593</text:p>
              </table:table-cell>
              <table:table-cell office:value-type="float" office:value="166.669198">
                <text:p>166.669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1.384378">
                <text:p>-81.384378</text:p>
              </table:table-cell>
              <table:table-cell office:value-type="float" office:value="32.368323">
                <text:p>32.368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0.008136">
                <text:p>-280.008136</text:p>
              </table:table-cell>
              <table:table-cell office:value-type="float" office:value="11.657786">
                <text:p>11.657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84.547616">
                <text:p>-284.547616</text:p>
              </table:table-cell>
              <table:table-cell office:value-type="float" office:value="-60.154961">
                <text:p>-60.154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.548604">
                <text:p>-31.548604</text:p>
              </table:table-cell>
              <table:table-cell office:value-type="float" office:value="-55.223912">
                <text:p>-55.223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366656">
                <text:p>62.366656</text:p>
              </table:table-cell>
              <table:table-cell office:value-type="float" office:value="50.713913">
                <text:p>50.7139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5.621797">
                <text:p>-95.621797</text:p>
              </table:table-cell>
              <table:table-cell office:value-type="float" office:value="77.468533">
                <text:p>77.468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.493244">
                <text:p>162.493244</text:p>
              </table:table-cell>
              <table:table-cell office:value-type="float" office:value="-84.574019">
                <text:p>-84.574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7.023475">
                <text:p>-147.023475</text:p>
              </table:table-cell>
              <table:table-cell office:value-type="float" office:value="-166.22013">
                <text:p>-166.22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.544977">
                <text:p>209.544977</text:p>
              </table:table-cell>
              <table:table-cell office:value-type="float" office:value="94.267052">
                <text:p>94.267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8.684205">
                <text:p>-58.684205</text:p>
              </table:table-cell>
              <table:table-cell office:value-type="float" office:value="-76.988884">
                <text:p>-76.988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4.639411">
                <text:p>-74.639411</text:p>
              </table:table-cell>
              <table:table-cell office:value-type="float" office:value="25.542881">
                <text:p>25.5428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.765554">
                <text:p>142.765554</text:p>
              </table:table-cell>
              <table:table-cell office:value-type="float" office:value="-118.682439">
                <text:p>-118.682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417675">
                <text:p>51.417675</text:p>
              </table:table-cell>
              <table:table-cell office:value-type="float" office:value="146.417721">
                <text:p>146.417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3.236651">
                <text:p>263.236651</text:p>
              </table:table-cell>
              <table:table-cell office:value-type="float" office:value="-144.293091">
                <text:p>-144.293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936916">
                <text:p>-8.936916</text:p>
              </table:table-cell>
              <table:table-cell office:value-type="float" office:value="13.543851">
                <text:p>13.543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584569">
                <text:p>90.584569</text:p>
              </table:table-cell>
              <table:table-cell office:value-type="float" office:value="-164.218416">
                <text:p>-164.218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86.45758">
                <text:p>-86.45758</text:p>
              </table:table-cell>
              <table:table-cell office:value-type="float" office:value="105.836348">
                <text:p>105.836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78.409792">
                <text:p>-278.409792</text:p>
              </table:table-cell>
              <table:table-cell office:value-type="float" office:value="-111.914073">
                <text:p>-111.914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513053">
                <text:p>141.513053</text:p>
              </table:table-cell>
              <table:table-cell office:value-type="float" office:value="2.821137">
                <text:p>2.821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9.447381">
                <text:p>-49.447381</text:p>
              </table:table-cell>
              <table:table-cell office:value-type="float" office:value="173.210759">
                <text:p>173.210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8.446198">
                <text:p>-68.446198</text:p>
              </table:table-cell>
              <table:table-cell office:value-type="float" office:value="137.178953">
                <text:p>137.178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2.17351">
                <text:p>-82.17351</text:p>
              </table:table-cell>
              <table:table-cell office:value-type="float" office:value="119.465553">
                <text:p>119.465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6.787038">
                <text:p>-136.787038</text:p>
              </table:table-cell>
              <table:table-cell office:value-type="float" office:value="79.501703">
                <text:p>79.501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541591">
                <text:p>63.541591</text:p>
              </table:table-cell>
              <table:table-cell office:value-type="float" office:value="55.140221">
                <text:p>55.140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.03343">
                <text:p>106.03343</text:p>
              </table:table-cell>
              <table:table-cell office:value-type="float" office:value="69.754891">
                <text:p>69.7548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040512">
                <text:p>47.040512</text:p>
              </table:table-cell>
              <table:table-cell office:value-type="float" office:value="141.206562">
                <text:p>141.2065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366828">
                <text:p>30.366828</text:p>
              </table:table-cell>
              <table:table-cell office:value-type="float" office:value="-167.573232">
                <text:p>-167.573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34.711279">
                <text:p>-234.711279</text:p>
              </table:table-cell>
              <table:table-cell office:value-type="float" office:value="-162.774591">
                <text:p>-162.774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098172">
                <text:p>25.098172</text:p>
              </table:table-cell>
              <table:table-cell office:value-type="float" office:value="35.205544">
                <text:p>35.205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.702667">
                <text:p>116.702667</text:p>
              </table:table-cell>
              <table:table-cell office:value-type="float" office:value="132.021991">
                <text:p>132.021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0.991436">
                <text:p>-30.991436</text:p>
              </table:table-cell>
              <table:table-cell office:value-type="float" office:value="186.807059">
                <text:p>186.80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0.183535">
                <text:p>-70.183535</text:p>
              </table:table-cell>
              <table:table-cell office:value-type="float" office:value="73.738342">
                <text:p>73.738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2.218443">
                <text:p>-202.218443</text:p>
              </table:table-cell>
              <table:table-cell office:value-type="float" office:value="-178.735864">
                <text:p>-178.735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23.039999">
                <text:p>-223.039999</text:p>
              </table:table-cell>
              <table:table-cell office:value-type="float" office:value="171.558368">
                <text:p>171.558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4.781549">
                <text:p>-104.781549</text:p>
              </table:table-cell>
              <table:table-cell office:value-type="float" office:value="158.212048">
                <text:p>158.2120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706327">
                <text:p>27.706327</text:p>
              </table:table-cell>
              <table:table-cell office:value-type="float" office:value="169.284192">
                <text:p>169.284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.595574">
                <text:p>171.595574</text:p>
              </table:table-cell>
              <table:table-cell office:value-type="float" office:value="135.520994">
                <text:p>135.520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7.266232">
                <text:p>-57.266232</text:p>
              </table:table-cell>
              <table:table-cell office:value-type="float" office:value="-115.737582">
                <text:p>-115.737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86.024059">
                <text:p>-286.024059</text:p>
              </table:table-cell>
              <table:table-cell office:value-type="float" office:value="-55.955204">
                <text:p>-55.955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4.362324">
                <text:p>-214.362324</text:p>
              </table:table-cell>
              <table:table-cell office:value-type="float" office:value="-193.26519">
                <text:p>-193.265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.639946">
                <text:p>92.639946</text:p>
              </table:table-cell>
              <table:table-cell office:value-type="float" office:value="22.21603">
                <text:p>22.216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16.831788">
                <text:p>-116.831788</text:p>
              </table:table-cell>
              <table:table-cell office:value-type="float" office:value="-191.380552">
                <text:p>-191.380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51.656688">
                <text:p>-251.656688</text:p>
              </table:table-cell>
              <table:table-cell office:value-type="float" office:value="-195.189953">
                <text:p>-195.1899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35.099412">
                <text:p>-235.099412</text:p>
              </table:table-cell>
              <table:table-cell office:value-type="float" office:value="47.810306">
                <text:p>47.810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77.685937">
                <text:p>-177.685937</text:p>
              </table:table-cell>
              <table:table-cell office:value-type="float" office:value="158.265884">
                <text:p>158.265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60.477802">
                <text:p>-260.477802</text:p>
              </table:table-cell>
              <table:table-cell office:value-type="float" office:value="-196.955535">
                <text:p>-196.955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3.534863">
                <text:p>253.534863</text:p>
              </table:table-cell>
              <table:table-cell office:value-type="float" office:value="38.014987">
                <text:p>38.014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4.669924">
                <text:p>-44.669924</text:p>
              </table:table-cell>
              <table:table-cell office:value-type="float" office:value="170.088013">
                <text:p>170.088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451074">
                <text:p>26.451074</text:p>
              </table:table-cell>
              <table:table-cell office:value-type="float" office:value="-192.813352">
                <text:p>-192.813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.123674">
                <text:p>45.123674</text:p>
              </table:table-cell>
              <table:table-cell office:value-type="float" office:value="31.740242">
                <text:p>31.740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65473">
                <text:p>38.65473</text:p>
              </table:table-cell>
              <table:table-cell office:value-type="float" office:value="188.608557">
                <text:p>188.6085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4.228552">
                <text:p>244.228552</text:p>
              </table:table-cell>
              <table:table-cell office:value-type="float" office:value="119.192512">
                <text:p>119.19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3.989938">
                <text:p>283.989938</text:p>
              </table:table-cell>
              <table:table-cell office:value-type="float" office:value="-101.866465">
                <text:p>-101.866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47.341131">
                <text:p>-247.341131</text:p>
              </table:table-cell>
              <table:table-cell office:value-type="float" office:value="-160.277639">
                <text:p>-160.2776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7.845908">
                <text:p>267.845908</text:p>
              </table:table-cell>
              <table:table-cell office:value-type="float" office:value="127.627482">
                <text:p>127.627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599805">
                <text:p>36.599805</text:p>
              </table:table-cell>
              <table:table-cell office:value-type="float" office:value="147.88535">
                <text:p>147.88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1.263039">
                <text:p>-41.263039</text:p>
              </table:table-cell>
              <table:table-cell office:value-type="float" office:value="-144.118212">
                <text:p>-144.1182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test5</text:p>
        </chart:title>
        <chart:legend chart:legend-position="end" svg:x="13.975cm" svg:y="4.188cm" style:legend-expansion="high" chart:style-name="ch3"/>
        <chart:plot-area chart:style-name="ch4" table:cell-range-address="Tabelle1.K2:Tabelle1.L81" svg:x="0.77cm" svg:y="1.635cm" svg:width="12.565cm" svg:height="6.765cm">
          <chartooo:coordinate-region svg:x="1.101cm" svg:y="1.847cm" svg:width="11.954cm" svg:height="6.3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L2:Tabelle1.L81" chart:class="chart:scatter">
            <chart:domain table:cell-range-address="Tabelle1.K2:Tabelle1.K81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.909291">
                <text:p>102.909291</text:p>
                <draw:g>
                  <svg:desc>Tabelle1.K2:Tabelle1.K81</svg:desc>
                </draw:g>
              </table:table-cell>
              <table:table-cell office:value-type="float" office:value="60.107868">
                <text:p>60.107868</text:p>
                <draw:g>
                  <svg:desc>Tabelle1.L2:Tabelle1.L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9.453831">
                <text:p>-89.453831</text:p>
              </table:table-cell>
              <table:table-cell office:value-type="float" office:value="162.237392">
                <text:p>162.237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943433">
                <text:p>64.943433</text:p>
              </table:table-cell>
              <table:table-cell office:value-type="float" office:value="-119.784474">
                <text:p>-119.784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.392544">
                <text:p>121.392544</text:p>
              </table:table-cell>
              <table:table-cell office:value-type="float" office:value="56.694081">
                <text:p>56.694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7.196865">
                <text:p>-107.196865</text:p>
              </table:table-cell>
              <table:table-cell office:value-type="float" office:value="-77.792599">
                <text:p>-77.792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21829">
                <text:p>20.21829</text:p>
              </table:table-cell>
              <table:table-cell office:value-type="float" office:value="88.031173">
                <text:p>88.031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.34698">
                <text:p>202.34698</text:p>
              </table:table-cell>
              <table:table-cell office:value-type="float" office:value="-189.069699">
                <text:p>-189.0696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3.114152">
                <text:p>143.114152</text:p>
              </table:table-cell>
              <table:table-cell office:value-type="float" office:value="-135.866707">
                <text:p>-135.8667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4.887799">
                <text:p>-144.887799</text:p>
              </table:table-cell>
              <table:table-cell office:value-type="float" office:value="-73.49541">
                <text:p>-73.49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25582">
                <text:p>92.25582</text:p>
              </table:table-cell>
              <table:table-cell office:value-type="float" office:value="-93.514104">
                <text:p>-93.514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5.091518">
                <text:p>-55.091518</text:p>
              </table:table-cell>
              <table:table-cell office:value-type="float" office:value="198.826966">
                <text:p>198.826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.929427">
                <text:p>228.929427</text:p>
              </table:table-cell>
              <table:table-cell office:value-type="float" office:value="82.624982">
                <text:p>82.624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.781707">
                <text:p>96.781707</text:p>
              </table:table-cell>
              <table:table-cell office:value-type="float" office:value="141.370805">
                <text:p>141.370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.870684">
                <text:p>154.870684</text:p>
              </table:table-cell>
              <table:table-cell office:value-type="float" office:value="140.32766">
                <text:p>140.32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.833346">
                <text:p>112.833346</text:p>
              </table:table-cell>
              <table:table-cell office:value-type="float" office:value="-38.057607">
                <text:p>-38.057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005617">
                <text:p>14.005617</text:p>
              </table:table-cell>
              <table:table-cell office:value-type="float" office:value="-14.015334">
                <text:p>-14.015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.136997">
                <text:p>138.136997</text:p>
              </table:table-cell>
              <table:table-cell office:value-type="float" office:value="-31.348808">
                <text:p>-31.348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.689751">
                <text:p>73.689751</text:p>
              </table:table-cell>
              <table:table-cell office:value-type="float" office:value="110.224271">
                <text:p>110.2242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006932">
                <text:p>100.006932</text:p>
              </table:table-cell>
              <table:table-cell office:value-type="float" office:value="76.579303">
                <text:p>76.5793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.906436">
                <text:p>120.906436</text:p>
              </table:table-cell>
              <table:table-cell office:value-type="float" office:value="131.79881">
                <text:p>131.79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067444">
                <text:p>21.067444</text:p>
              </table:table-cell>
              <table:table-cell office:value-type="float" office:value="122.164599">
                <text:p>122.1645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091876">
                <text:p>49.091876</text:p>
              </table:table-cell>
              <table:table-cell office:value-type="float" office:value="150.678826">
                <text:p>150.6788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.04383">
                <text:p>85.04383</text:p>
              </table:table-cell>
              <table:table-cell office:value-type="float" office:value="108.946389">
                <text:p>108.946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94.986965">
                <text:p>-194.986965</text:p>
              </table:table-cell>
              <table:table-cell office:value-type="float" office:value="101.363745">
                <text:p>101.363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.102728">
                <text:p>152.102728</text:p>
              </table:table-cell>
              <table:table-cell office:value-type="float" office:value="-193.381252">
                <text:p>-193.381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8.583388">
                <text:p>238.583388</text:p>
              </table:table-cell>
              <table:table-cell office:value-type="float" office:value="-133.143524">
                <text:p>-133.143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432196">
                <text:p>151.432196</text:p>
              </table:table-cell>
              <table:table-cell office:value-type="float" office:value="121.427337">
                <text:p>121.427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1.028639">
                <text:p>221.028639</text:p>
              </table:table-cell>
              <table:table-cell office:value-type="float" office:value="-139.435079">
                <text:p>-139.435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9.74158">
                <text:p>-139.74158</text:p>
              </table:table-cell>
              <table:table-cell office:value-type="float" office:value="57.93668">
                <text:p>57.93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2.565291">
                <text:p>-72.565291</text:p>
              </table:table-cell>
              <table:table-cell office:value-type="float" office:value="-24.28182">
                <text:p>-24.28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.405344">
                <text:p>155.405344</text:p>
              </table:table-cell>
              <table:table-cell office:value-type="float" office:value="-56.437901">
                <text:p>-56.437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019653">
                <text:p>58.019653</text:p>
              </table:table-cell>
              <table:table-cell office:value-type="float" office:value="49.937906">
                <text:p>49.937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7.821597">
                <text:p>277.821597</text:p>
              </table:table-cell>
              <table:table-cell office:value-type="float" office:value="104.262606">
                <text:p>104.262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.765322">
                <text:p>19.765322</text:p>
              </table:table-cell>
              <table:table-cell office:value-type="float" office:value="-99.2364">
                <text:p>-99.2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6.621634">
                <text:p>246.621634</text:p>
              </table:table-cell>
              <table:table-cell office:value-type="float" office:value="101.705861">
                <text:p>101.705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.298882">
                <text:p>289.298882</text:p>
              </table:table-cell>
              <table:table-cell office:value-type="float" office:value="56.051342">
                <text:p>56.051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2.836936">
                <text:p>172.836936</text:p>
              </table:table-cell>
              <table:table-cell office:value-type="float" office:value="59.184233">
                <text:p>59.184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794476">
                <text:p>132.794476</text:p>
              </table:table-cell>
              <table:table-cell office:value-type="float" office:value="135.681392">
                <text:p>135.681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.341949">
                <text:p>155.341949</text:p>
              </table:table-cell>
              <table:table-cell office:value-type="float" office:value="-20.252779">
                <text:p>-20.252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692592">
                <text:p>134.692592</text:p>
              </table:table-cell>
              <table:table-cell office:value-type="float" office:value="-102.152826">
                <text:p>-102.152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97.391662">
                <text:p>-97.391662</text:p>
              </table:table-cell>
              <table:table-cell office:value-type="float" office:value="124.120512">
                <text:p>124.1205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.415055">
                <text:p>245.415055</text:p>
              </table:table-cell>
              <table:table-cell office:value-type="float" office:value="44.794067">
                <text:p>44.794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.134924">
                <text:p>255.134924</text:p>
              </table:table-cell>
              <table:table-cell office:value-type="float" office:value="115.594915">
                <text:p>115.5949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.005905">
                <text:p>83.005905</text:p>
              </table:table-cell>
              <table:table-cell office:value-type="float" office:value="64.646774">
                <text:p>64.646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5.020791">
                <text:p>245.020791</text:p>
              </table:table-cell>
              <table:table-cell office:value-type="float" office:value="-167.448848">
                <text:p>-167.448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2.699992">
                <text:p>-102.699992</text:p>
              </table:table-cell>
              <table:table-cell office:value-type="float" office:value="95.632069">
                <text:p>95.6320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.590656">
                <text:p>-4.590656</text:p>
              </table:table-cell>
              <table:table-cell office:value-type="float" office:value="-40.067226">
                <text:p>-40.067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1.216327">
                <text:p>-191.216327</text:p>
              </table:table-cell>
              <table:table-cell office:value-type="float" office:value="-162.689024">
                <text:p>-162.689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.186432">
                <text:p>210.186432</text:p>
              </table:table-cell>
              <table:table-cell office:value-type="float" office:value="-127.403563">
                <text:p>-127.403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1.343758">
                <text:p>-51.343758</text:p>
              </table:table-cell>
              <table:table-cell office:value-type="float" office:value="-57.654823">
                <text:p>-57.6548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.669263">
                <text:p>187.669263</text:p>
              </table:table-cell>
              <table:table-cell office:value-type="float" office:value="-122.655771">
                <text:p>-122.6557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.661135">
                <text:p>121.661135</text:p>
              </table:table-cell>
              <table:table-cell office:value-type="float" office:value="85.267672">
                <text:p>85.267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.674278">
                <text:p>46.674278</text:p>
              </table:table-cell>
              <table:table-cell office:value-type="float" office:value="-193.090008">
                <text:p>-193.090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89.988471">
                <text:p>-189.988471</text:p>
              </table:table-cell>
              <table:table-cell office:value-type="float" office:value="-98.043874">
                <text:p>-98.0438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75.118239">
                <text:p>-175.118239</text:p>
              </table:table-cell>
              <table:table-cell office:value-type="float" office:value="77.842636">
                <text:p>77.842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87.485329">
                <text:p>-187.485329</text:p>
              </table:table-cell>
              <table:table-cell office:value-type="float" office:value="-177.031237">
                <text:p>-177.031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716498">
                <text:p>56.716498</text:p>
              </table:table-cell>
              <table:table-cell office:value-type="float" office:value="66.959624">
                <text:p>66.959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8.507391">
                <text:p>-18.507391</text:p>
              </table:table-cell>
              <table:table-cell office:value-type="float" office:value="-22.90527">
                <text:p>-22.90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67.994506">
                <text:p>-167.994506</text:p>
              </table:table-cell>
              <table:table-cell office:value-type="float" office:value="138.195365">
                <text:p>138.195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1.740403">
                <text:p>81.740403</text:p>
              </table:table-cell>
              <table:table-cell office:value-type="float" office:value="10.276251">
                <text:p>10.276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.310012">
                <text:p>-19.310012</text:p>
              </table:table-cell>
              <table:table-cell office:value-type="float" office:value="-131.810965">
                <text:p>-131.8109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.588994">
                <text:p>157.588994</text:p>
              </table:table-cell>
              <table:table-cell office:value-type="float" office:value="-144.200765">
                <text:p>-144.200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.327635">
                <text:p>40.327635</text:p>
              </table:table-cell>
              <table:table-cell office:value-type="float" office:value="19.216022">
                <text:p>19.216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6.569816">
                <text:p>-126.569816</text:p>
              </table:table-cell>
              <table:table-cell office:value-type="float" office:value="-30.645224">
                <text:p>-30.645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.526118">
                <text:p>150.526118</text:p>
              </table:table-cell>
              <table:table-cell office:value-type="float" office:value="-88.230057">
                <text:p>-88.230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.647124">
                <text:p>76.647124</text:p>
              </table:table-cell>
              <table:table-cell office:value-type="float" office:value="-7.289705">
                <text:p>-7.289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.944823">
                <text:p>231.944823</text:p>
              </table:table-cell>
              <table:table-cell office:value-type="float" office:value="82.961057">
                <text:p>82.961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.71662">
                <text:p>58.71662</text:p>
              </table:table-cell>
              <table:table-cell office:value-type="float" office:value="32.83593">
                <text:p>32.835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88.744132">
                <text:p>-288.744132</text:p>
              </table:table-cell>
              <table:table-cell office:value-type="float" office:value="-173.349893">
                <text:p>-173.349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93.833463">
                <text:p>-293.833463</text:p>
              </table:table-cell>
              <table:table-cell office:value-type="float" office:value="-165.440105">
                <text:p>-165.44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1.745416">
                <text:p>-31.745416</text:p>
              </table:table-cell>
              <table:table-cell office:value-type="float" office:value="-69.20796">
                <text:p>-69.207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.677917">
                <text:p>175.677917</text:p>
              </table:table-cell>
              <table:table-cell office:value-type="float" office:value="98.929343">
                <text:p>98.929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6.82592">
                <text:p>216.82592</text:p>
              </table:table-cell>
              <table:table-cell office:value-type="float" office:value="-152.024123">
                <text:p>-152.0241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176627">
                <text:p>21.176627</text:p>
              </table:table-cell>
              <table:table-cell office:value-type="float" office:value="-165.421555">
                <text:p>-165.4215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0.569041">
                <text:p>-100.569041</text:p>
              </table:table-cell>
              <table:table-cell office:value-type="float" office:value="140.808607">
                <text:p>140.808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90.16019">
                <text:p>-90.16019</text:p>
              </table:table-cell>
              <table:table-cell office:value-type="float" office:value="-25.200829">
                <text:p>-25.2008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2.810288">
                <text:p>242.810288</text:p>
              </table:table-cell>
              <table:table-cell office:value-type="float" office:value="-182.054289">
                <text:p>-182.0542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54.225945">
                <text:p>-154.225945</text:p>
              </table:table-cell>
              <table:table-cell office:value-type="float" office:value="-135.522059">
                <text:p>-135.5220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.223372">
                <text:p>102.223372</text:p>
              </table:table-cell>
              <table:table-cell office:value-type="float" office:value="174.201904">
                <text:p>174.2019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.559003">
                <text:p>64.559003</text:p>
              </table:table-cell>
              <table:table-cell office:value-type="float" office:value="82.567627">
                <text:p>82.5676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67cm" svg:y="0.316cm" chart:style-name="ch2">
          <text:p>test6</text:p>
        </chart:title>
        <chart:legend chart:legend-position="end" svg:x="13.922cm" svg:y="4.188cm" style:legend-expansion="high" chart:style-name="ch3"/>
        <chart:plot-area chart:style-name="ch4" table:cell-range-address="Tabelle1.M2:Tabelle1.N101" svg:x="0.77cm" svg:y="1.635cm" svg:width="12.512cm" svg:height="6.765cm">
          <chartooo:coordinate-region svg:x="1.101cm" svg:y="1.847cm" svg:width="11.901cm" svg:height="6.3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N2:Tabelle1.N101" chart:class="chart:scatter">
            <chart:domain table:cell-range-address="Tabelle1.M2:Tabelle1.M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7.266557">
                <text:p>-47.266557</text:p>
                <draw:g>
                  <svg:desc>Tabelle1.M2:Tabelle1.M101</svg:desc>
                </draw:g>
              </table:table-cell>
              <table:table-cell office:value-type="float" office:value="-66.984045">
                <text:p>-66.984045</text:p>
                <draw:g>
                  <svg:desc>Tabelle1.N2:Tabelle1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5.649161">
                <text:p>-185.649161</text:p>
              </table:table-cell>
              <table:table-cell office:value-type="float" office:value="90.144456">
                <text:p>90.144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079032">
                <text:p>34.079032</text:p>
              </table:table-cell>
              <table:table-cell office:value-type="float" office:value="187.731112">
                <text:p>187.731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.514252">
                <text:p>170.514252</text:p>
              </table:table-cell>
              <table:table-cell office:value-type="float" office:value="161.16985">
                <text:p>161.16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389778">
                <text:p>56.389778</text:p>
              </table:table-cell>
              <table:table-cell office:value-type="float" office:value="71.618509">
                <text:p>71.618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6.914543">
                <text:p>-56.914543</text:p>
              </table:table-cell>
              <table:table-cell office:value-type="float" office:value="92.501249">
                <text:p>92.501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8.316063">
                <text:p>-18.316063</text:p>
              </table:table-cell>
              <table:table-cell office:value-type="float" office:value="27.75586">
                <text:p>27.75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.989764">
                <text:p>118.989764</text:p>
              </table:table-cell>
              <table:table-cell office:value-type="float" office:value="-80.203583">
                <text:p>-80.203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1.301094">
                <text:p>271.301094</text:p>
              </table:table-cell>
              <table:table-cell office:value-type="float" office:value="142.524086">
                <text:p>142.524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22.492322">
                <text:p>-222.492322</text:p>
              </table:table-cell>
              <table:table-cell office:value-type="float" office:value="169.033315">
                <text:p>169.033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990437">
                <text:p>169.990437</text:p>
              </table:table-cell>
              <table:table-cell office:value-type="float" office:value="154.260412">
                <text:p>154.260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5.827007">
                <text:p>235.827007</text:p>
              </table:table-cell>
              <table:table-cell office:value-type="float" office:value="-143.838844">
                <text:p>-143.838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434792">
                <text:p>55.434792</text:p>
              </table:table-cell>
              <table:table-cell office:value-type="float" office:value="62.72916">
                <text:p>62.729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.808162">
                <text:p>221.808162</text:p>
              </table:table-cell>
              <table:table-cell office:value-type="float" office:value="186.241012">
                <text:p>186.241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580869">
                <text:p>-9.580869</text:p>
              </table:table-cell>
              <table:table-cell office:value-type="float" office:value="-17.516639">
                <text:p>-17.516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.799911">
                <text:p>126.799911</text:p>
              </table:table-cell>
              <table:table-cell office:value-type="float" office:value="112.72728">
                <text:p>112.72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043893">
                <text:p>100.043893</text:p>
              </table:table-cell>
              <table:table-cell office:value-type="float" office:value="161.295125">
                <text:p>161.295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8.552316">
                <text:p>158.552316</text:p>
              </table:table-cell>
              <table:table-cell office:value-type="float" office:value="-19.254407">
                <text:p>-19.254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2.378071">
                <text:p>-172.378071</text:p>
              </table:table-cell>
              <table:table-cell office:value-type="float" office:value="-88.298187">
                <text:p>-88.298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2.828627">
                <text:p>-202.828627</text:p>
              </table:table-cell>
              <table:table-cell office:value-type="float" office:value="-101.70005">
                <text:p>-101.70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0.771246">
                <text:p>-200.771246</text:p>
              </table:table-cell>
              <table:table-cell office:value-type="float" office:value="147.741054">
                <text:p>147.741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44.959501">
                <text:p>-244.959501</text:p>
              </table:table-cell>
              <table:table-cell office:value-type="float" office:value="-111.046573">
                <text:p>-111.046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959132">
                <text:p>34.959132</text:p>
              </table:table-cell>
              <table:table-cell office:value-type="float" office:value="-106.842499">
                <text:p>-106.842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897139">
                <text:p>40.897139</text:p>
              </table:table-cell>
              <table:table-cell office:value-type="float" office:value="78.152317">
                <text:p>78.15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.19836">
                <text:p>178.19836</text:p>
              </table:table-cell>
              <table:table-cell office:value-type="float" office:value="37.031984">
                <text:p>37.031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0.386562">
                <text:p>-120.386562</text:p>
              </table:table-cell>
              <table:table-cell office:value-type="float" office:value="170.589454">
                <text:p>170.589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4.6269">
                <text:p>-84.6269</text:p>
              </table:table-cell>
              <table:table-cell office:value-type="float" office:value="148.216494">
                <text:p>148.216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.923138">
                <text:p>162.923138</text:p>
              </table:table-cell>
              <table:table-cell office:value-type="float" office:value="117.465744">
                <text:p>117.465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011363">
                <text:p>47.011363</text:p>
              </table:table-cell>
              <table:table-cell office:value-type="float" office:value="-30.88718">
                <text:p>-30.88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.947213">
                <text:p>95.947213</text:p>
              </table:table-cell>
              <table:table-cell office:value-type="float" office:value="183.278211">
                <text:p>183.278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.8272">
                <text:p>59.8272</text:p>
              </table:table-cell>
              <table:table-cell office:value-type="float" office:value="-170.713714">
                <text:p>-170.713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6.691">
                <text:p>216.691</text:p>
              </table:table-cell>
              <table:table-cell office:value-type="float" office:value="156.31437">
                <text:p>156.314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87.058297">
                <text:p>-287.058297</text:p>
              </table:table-cell>
              <table:table-cell office:value-type="float" office:value="113.599823">
                <text:p>113.599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00936">
                <text:p>-0.200936</text:p>
              </table:table-cell>
              <table:table-cell office:value-type="float" office:value="-21.927663">
                <text:p>-21.9276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2.389228">
                <text:p>172.389228</text:p>
              </table:table-cell>
              <table:table-cell office:value-type="float" office:value="-53.13327">
                <text:p>-53.133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48.169463">
                <text:p>-248.169463</text:p>
              </table:table-cell>
              <table:table-cell office:value-type="float" office:value="80.132237">
                <text:p>80.132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3.13014">
                <text:p>-153.13014</text:p>
              </table:table-cell>
              <table:table-cell office:value-type="float" office:value="187.817274">
                <text:p>187.817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8.105364">
                <text:p>278.105364</text:p>
              </table:table-cell>
              <table:table-cell office:value-type="float" office:value="-93.771765">
                <text:p>-93.771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.218893">
                <text:p>217.218893</text:p>
              </table:table-cell>
              <table:table-cell office:value-type="float" office:value="164.294928">
                <text:p>164.2949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375033">
                <text:p>120.375033</text:p>
              </table:table-cell>
              <table:table-cell office:value-type="float" office:value="115.889661">
                <text:p>115.889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33.730932">
                <text:p>-133.730932</text:p>
              </table:table-cell>
              <table:table-cell office:value-type="float" office:value="-113.306155">
                <text:p>-113.306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7.363185">
                <text:p>-147.363185</text:p>
              </table:table-cell>
              <table:table-cell office:value-type="float" office:value="59.608175">
                <text:p>59.608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71.354954">
                <text:p>-171.354954</text:p>
              </table:table-cell>
              <table:table-cell office:value-type="float" office:value="25.463068">
                <text:p>25.463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66523">
                <text:p>54.766523</text:p>
              </table:table-cell>
              <table:table-cell office:value-type="float" office:value="154.053847">
                <text:p>154.0538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64366">
                <text:p>8.64366</text:p>
              </table:table-cell>
              <table:table-cell office:value-type="float" office:value="135.90743">
                <text:p>135.907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14.146166">
                <text:p>-114.146166</text:p>
              </table:table-cell>
              <table:table-cell office:value-type="float" office:value="190.615321">
                <text:p>190.615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6.276517">
                <text:p>276.276517</text:p>
              </table:table-cell>
              <table:table-cell office:value-type="float" office:value="-49.448662">
                <text:p>-49.448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.616628">
                <text:p>239.616628</text:p>
              </table:table-cell>
              <table:table-cell office:value-type="float" office:value="-21.94416">
                <text:p>-21.94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.108328">
                <text:p>148.108328</text:p>
              </table:table-cell>
              <table:table-cell office:value-type="float" office:value="123.558283">
                <text:p>123.558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7.356579">
                <text:p>-17.356579</text:p>
              </table:table-cell>
              <table:table-cell office:value-type="float" office:value="-125.254131">
                <text:p>-125.254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.551865">
                <text:p>54.551865</text:p>
              </table:table-cell>
              <table:table-cell office:value-type="float" office:value="71.567133">
                <text:p>71.567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84.0927">
                <text:p>-184.0927</text:p>
              </table:table-cell>
              <table:table-cell office:value-type="float" office:value="5.737284">
                <text:p>5.7372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73231">
                <text:p>16.573231</text:p>
              </table:table-cell>
              <table:table-cell office:value-type="float" office:value="104.020979">
                <text:p>104.020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9.024315">
                <text:p>129.024315</text:p>
              </table:table-cell>
              <table:table-cell office:value-type="float" office:value="29.701695">
                <text:p>29.7016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.599278">
                <text:p>217.599278</text:p>
              </table:table-cell>
              <table:table-cell office:value-type="float" office:value="-189.258062">
                <text:p>-189.2580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.29804">
                <text:p>92.29804</text:p>
              </table:table-cell>
              <table:table-cell office:value-type="float" office:value="-146.169487">
                <text:p>-146.1694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818853">
                <text:p>88.818853</text:p>
              </table:table-cell>
              <table:table-cell office:value-type="float" office:value="-42.834512">
                <text:p>-42.8345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2.704691">
                <text:p>-42.704691</text:p>
              </table:table-cell>
              <table:table-cell office:value-type="float" office:value="37.679514">
                <text:p>37.6795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7.28247">
                <text:p>-217.28247</text:p>
              </table:table-cell>
              <table:table-cell office:value-type="float" office:value="-43.316616">
                <text:p>-43.316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26.787625">
                <text:p>-226.787625</text:p>
              </table:table-cell>
              <table:table-cell office:value-type="float" office:value="2.658862">
                <text:p>2.658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8.742184">
                <text:p>158.742184</text:p>
              </table:table-cell>
              <table:table-cell office:value-type="float" office:value="62.618834">
                <text:p>62.6188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6.403062">
                <text:p>-46.403062</text:p>
              </table:table-cell>
              <table:table-cell office:value-type="float" office:value="-13.755804">
                <text:p>-13.7558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81.208895">
                <text:p>-181.208895</text:p>
              </table:table-cell>
              <table:table-cell office:value-type="float" office:value="-192.622935">
                <text:p>-192.6229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52.130365">
                <text:p>-152.130365</text:p>
              </table:table-cell>
              <table:table-cell office:value-type="float" office:value="-93.844349">
                <text:p>-93.844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.8875">
                <text:p>74.8875</text:p>
              </table:table-cell>
              <table:table-cell office:value-type="float" office:value="80.586458">
                <text:p>80.586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.030259">
                <text:p>-13.030259</text:p>
              </table:table-cell>
              <table:table-cell office:value-type="float" office:value="174.698005">
                <text:p>174.6980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07.665172">
                <text:p>-207.665172</text:p>
              </table:table-cell>
              <table:table-cell office:value-type="float" office:value="81.410371">
                <text:p>81.4103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.592696">
                <text:p>208.592696</text:p>
              </table:table-cell>
              <table:table-cell office:value-type="float" office:value="136.61846">
                <text:p>136.618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.793495">
                <text:p>275.793495</text:p>
              </table:table-cell>
              <table:table-cell office:value-type="float" office:value="-129.415477">
                <text:p>-129.415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599423">
                <text:p>106.599423</text:p>
              </table:table-cell>
              <table:table-cell office:value-type="float" office:value="-107.433987">
                <text:p>-107.4339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.550895">
                <text:p>55.550895</text:p>
              </table:table-cell>
              <table:table-cell office:value-type="float" office:value="-45.089968">
                <text:p>-45.089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89.062172">
                <text:p>-189.062172</text:p>
              </table:table-cell>
              <table:table-cell office:value-type="float" office:value="104.285631">
                <text:p>104.285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57.423365">
                <text:p>-157.423365</text:p>
              </table:table-cell>
              <table:table-cell office:value-type="float" office:value="126.800331">
                <text:p>126.8003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92.681053">
                <text:p>-192.681053</text:p>
              </table:table-cell>
              <table:table-cell office:value-type="float" office:value="174.522947">
                <text:p>174.5229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9.387028">
                <text:p>189.387028</text:p>
              </table:table-cell>
              <table:table-cell office:value-type="float" office:value="-4.465225">
                <text:p>-4.465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8.354421">
                <text:p>-48.354421</text:p>
              </table:table-cell>
              <table:table-cell office:value-type="float" office:value="9.091412">
                <text:p>9.0914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11.429137">
                <text:p>-211.429137</text:p>
              </table:table-cell>
              <table:table-cell office:value-type="float" office:value="27.770425">
                <text:p>27.770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01.485143">
                <text:p>-201.485143</text:p>
              </table:table-cell>
              <table:table-cell office:value-type="float" office:value="155.27483">
                <text:p>155.27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55.651746">
                <text:p>-155.651746</text:p>
              </table:table-cell>
              <table:table-cell office:value-type="float" office:value="-138.151811">
                <text:p>-138.151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436521">
                <text:p>53.436521</text:p>
              </table:table-cell>
              <table:table-cell office:value-type="float" office:value="125.683201">
                <text:p>125.683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152113">
                <text:p>3.152113</text:p>
              </table:table-cell>
              <table:table-cell office:value-type="float" office:value="27.10389">
                <text:p>27.103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6.911892">
                <text:p>296.911892</text:p>
              </table:table-cell>
              <table:table-cell office:value-type="float" office:value="25.811569">
                <text:p>25.811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15.113949">
                <text:p>-215.113949</text:p>
              </table:table-cell>
              <table:table-cell office:value-type="float" office:value="120.740679">
                <text:p>120.740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5.717887">
                <text:p>205.717887</text:p>
              </table:table-cell>
              <table:table-cell office:value-type="float" office:value="-24.976511">
                <text:p>-24.9765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34.985023">
                <text:p>-134.985023</text:p>
              </table:table-cell>
              <table:table-cell office:value-type="float" office:value="132.944989">
                <text:p>132.944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26.568914">
                <text:p>-126.568914</text:p>
              </table:table-cell>
              <table:table-cell office:value-type="float" office:value="106.964962">
                <text:p>106.9649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89.135201">
                <text:p>-189.135201</text:p>
              </table:table-cell>
              <table:table-cell office:value-type="float" office:value="-139.078513">
                <text:p>-139.078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6.475967">
                <text:p>256.475967</text:p>
              </table:table-cell>
              <table:table-cell office:value-type="float" office:value="-46.591418">
                <text:p>-46.5914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84.129027">
                <text:p>-284.129027</text:p>
              </table:table-cell>
              <table:table-cell office:value-type="float" office:value="107.252583">
                <text:p>107.2525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40.249363">
                <text:p>-240.249363</text:p>
              </table:table-cell>
              <table:table-cell office:value-type="float" office:value="179.334919">
                <text:p>179.334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4.599361">
                <text:p>224.599361</text:p>
              </table:table-cell>
              <table:table-cell office:value-type="float" office:value="-34.798485">
                <text:p>-34.7984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0.854855">
                <text:p>130.854855</text:p>
              </table:table-cell>
              <table:table-cell office:value-type="float" office:value="195.695082">
                <text:p>195.6950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.910854">
                <text:p>68.910854</text:p>
              </table:table-cell>
              <table:table-cell office:value-type="float" office:value="-82.123346">
                <text:p>-82.1233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434919">
                <text:p>-4.434919</text:p>
              </table:table-cell>
              <table:table-cell office:value-type="float" office:value="33.164884">
                <text:p>33.164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7.911955">
                <text:p>-27.911955</text:p>
              </table:table-cell>
              <table:table-cell office:value-type="float" office:value="48.326745">
                <text:p>48.3267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.781192">
                <text:p>135.781192</text:p>
              </table:table-cell>
              <table:table-cell office:value-type="float" office:value="-13.05344">
                <text:p>-13.05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.904044">
                <text:p>126.904044</text:p>
              </table:table-cell>
              <table:table-cell office:value-type="float" office:value="-80.733297">
                <text:p>-80.7332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555364">
                <text:p>57.555364</text:p>
              </table:table-cell>
              <table:table-cell office:value-type="float" office:value="64.417343">
                <text:p>64.417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1.433472">
                <text:p>141.433472</text:p>
              </table:table-cell>
              <table:table-cell office:value-type="float" office:value="-6.023095">
                <text:p>-6.0230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68.739142">
                <text:p>-268.739142</text:p>
              </table:table-cell>
              <table:table-cell office:value-type="float" office:value="143.276483">
                <text:p>143.2764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